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82a284" officeooo:paragraph-rsid="04cb416c" style:font-style-asian="normal" style:font-style-complex="normal"/>
    </style:style>
    <style:style style:name="P6" style:family="paragraph" style:parent-style-name="Text_20_body">
      <style:text-properties fo:font-style="normal" officeooo:rsid="0382a284" officeooo:paragraph-rsid="04cf72ff" style:font-style-asian="normal" style:font-style-complex="normal"/>
    </style:style>
    <style:style style:name="P7" style:family="paragraph" style:parent-style-name="Text_20_body">
      <style:text-properties fo:font-style="normal" officeooo:rsid="0382a284" officeooo:paragraph-rsid="04dd5d60" style:font-style-asian="normal" style:font-style-complex="normal"/>
    </style:style>
    <style:style style:name="P8" style:family="paragraph" style:parent-style-name="Text_20_body">
      <style:text-properties fo:font-style="normal" officeooo:rsid="0382a284" officeooo:paragraph-rsid="04dfb54a" style:font-style-asian="normal" style:font-style-complex="normal"/>
    </style:style>
    <style:style style:name="P9" style:family="paragraph" style:parent-style-name="Text_20_body">
      <style:text-properties fo:font-style="normal" officeooo:rsid="0382a284" officeooo:paragraph-rsid="04e0a696" style:font-style-asian="normal" style:font-style-complex="normal"/>
    </style:style>
    <style:style style:name="P10" style:family="paragraph" style:parent-style-name="Text_20_body">
      <style:text-properties fo:font-style="normal" officeooo:rsid="0382a284" officeooo:paragraph-rsid="04e3e63a" style:font-style-asian="normal" style:font-style-complex="normal"/>
    </style:style>
    <style:style style:name="P11" style:family="paragraph" style:parent-style-name="Text_20_body">
      <style:text-properties fo:font-style="normal" officeooo:rsid="0382a284" officeooo:paragraph-rsid="04e8565d" style:font-style-asian="normal" style:font-style-complex="normal"/>
    </style:style>
    <style:style style:name="P12" style:family="paragraph" style:parent-style-name="Text_20_body">
      <style:text-properties fo:font-style="normal" officeooo:rsid="0382a284" officeooo:paragraph-rsid="04f0c47f" style:font-style-asian="normal" style:font-style-complex="normal"/>
    </style:style>
    <style:style style:name="P13" style:family="paragraph" style:parent-style-name="Text_20_body">
      <style:text-properties fo:font-style="normal" officeooo:rsid="0382a284" officeooo:paragraph-rsid="0503a9d5" style:font-style-asian="normal" style:font-style-complex="normal"/>
    </style:style>
    <style:style style:name="P14" style:family="paragraph" style:parent-style-name="Text_20_body">
      <style:text-properties officeooo:rsid="009f7541" officeooo:paragraph-rsid="00df33ae"/>
    </style:style>
    <style:style style:name="P15" style:family="paragraph" style:parent-style-name="Text_20_body">
      <style:text-properties officeooo:rsid="0078ca9c" officeooo:paragraph-rsid="00df33ae"/>
    </style:style>
    <style:style style:name="P16" style:family="paragraph" style:parent-style-name="Text_20_body">
      <style:text-properties officeooo:paragraph-rsid="00e1f6ce"/>
    </style:style>
    <style:style style:name="P17" style:family="paragraph" style:parent-style-name="Text_20_body">
      <style:text-properties officeooo:rsid="02085db8" officeooo:paragraph-rsid="0467166a"/>
    </style:style>
    <style:style style:name="P18" style:family="paragraph" style:parent-style-name="Text_20_body">
      <style:text-properties officeooo:rsid="0399cdc9" officeooo:paragraph-rsid="0399cdc9"/>
    </style:style>
    <style:style style:name="P19" style:family="paragraph" style:parent-style-name="Text_20_body">
      <style:text-properties officeooo:rsid="0468c9a9" officeooo:paragraph-rsid="04cb416c"/>
    </style:style>
    <style:style style:name="P20" style:family="paragraph" style:parent-style-name="Text_20_body">
      <style:text-properties officeooo:rsid="0468c9a9" officeooo:paragraph-rsid="04cf72ff"/>
    </style:style>
    <style:style style:name="P21" style:family="paragraph" style:parent-style-name="Text_20_body">
      <style:text-properties officeooo:rsid="0468c9a9" officeooo:paragraph-rsid="04dd5d60"/>
    </style:style>
    <style:style style:name="P22" style:family="paragraph" style:parent-style-name="Text_20_body">
      <style:text-properties officeooo:rsid="0468c9a9" officeooo:paragraph-rsid="04dfb54a"/>
    </style:style>
    <style:style style:name="P23" style:family="paragraph" style:parent-style-name="Text_20_body">
      <style:text-properties officeooo:rsid="0468c9a9" officeooo:paragraph-rsid="04e0a696"/>
    </style:style>
    <style:style style:name="P24" style:family="paragraph" style:parent-style-name="Text_20_body">
      <style:text-properties officeooo:rsid="0468c9a9" officeooo:paragraph-rsid="04e3e63a"/>
    </style:style>
    <style:style style:name="P25" style:family="paragraph" style:parent-style-name="Text_20_body">
      <style:text-properties officeooo:rsid="0468c9a9" officeooo:paragraph-rsid="04e8565d"/>
    </style:style>
    <style:style style:name="P26" style:family="paragraph" style:parent-style-name="Text_20_body">
      <style:text-properties officeooo:rsid="0468c9a9" officeooo:paragraph-rsid="04f0c47f"/>
    </style:style>
    <style:style style:name="P27" style:family="paragraph" style:parent-style-name="Text_20_body">
      <style:text-properties officeooo:rsid="0468c9a9" officeooo:paragraph-rsid="0503a9d5"/>
    </style:style>
    <style:style style:name="P28" style:family="paragraph" style:parent-style-name="Text_20_body">
      <style:text-properties officeooo:rsid="045d76c4" officeooo:paragraph-rsid="04cb416c"/>
    </style:style>
    <style:style style:name="P29" style:family="paragraph" style:parent-style-name="Text_20_body">
      <style:text-properties officeooo:rsid="045d76c4" officeooo:paragraph-rsid="04cf72ff"/>
    </style:style>
    <style:style style:name="P30" style:family="paragraph" style:parent-style-name="Text_20_body">
      <style:text-properties officeooo:rsid="045d76c4" officeooo:paragraph-rsid="04dfb54a"/>
    </style:style>
    <style:style style:name="P31" style:family="paragraph" style:parent-style-name="Text_20_body">
      <style:text-properties officeooo:rsid="045d76c4" officeooo:paragraph-rsid="04e0a696"/>
    </style:style>
    <style:style style:name="P32" style:family="paragraph" style:parent-style-name="Text_20_body">
      <style:text-properties officeooo:rsid="045d76c4" officeooo:paragraph-rsid="04e8565d"/>
    </style:style>
    <style:style style:name="P33" style:family="paragraph" style:parent-style-name="Text_20_body">
      <style:text-properties officeooo:rsid="045d76c4" officeooo:paragraph-rsid="04f0c47f"/>
    </style:style>
    <style:style style:name="P34" style:family="paragraph" style:parent-style-name="Text_20_body">
      <style:text-properties officeooo:rsid="045d76c4" officeooo:paragraph-rsid="04dd5d60"/>
    </style:style>
    <style:style style:name="P35" style:family="paragraph" style:parent-style-name="Text_20_body">
      <style:text-properties officeooo:rsid="045d76c4" officeooo:paragraph-rsid="0503a9d5"/>
    </style:style>
    <style:style style:name="P36" style:family="paragraph" style:parent-style-name="Text_20_body">
      <style:text-properties officeooo:rsid="0382a284" officeooo:paragraph-rsid="04cf72ff"/>
    </style:style>
    <style:style style:name="P37" style:family="paragraph" style:parent-style-name="Text_20_body">
      <style:text-properties officeooo:rsid="0382a284" officeooo:paragraph-rsid="04d31711"/>
    </style:style>
    <style:style style:name="P38" style:family="paragraph" style:parent-style-name="Text_20_body">
      <style:text-properties officeooo:rsid="0382a284" officeooo:paragraph-rsid="04cb416c"/>
    </style:style>
    <style:style style:name="P39" style:family="paragraph" style:parent-style-name="Text_20_body">
      <style:text-properties officeooo:rsid="0382a284" officeooo:paragraph-rsid="04e3e63a"/>
    </style:style>
    <style:style style:name="P40" style:family="paragraph" style:parent-style-name="Text_20_body">
      <style:text-properties officeooo:rsid="0382a284" officeooo:paragraph-rsid="04e8565d"/>
    </style:style>
    <style:style style:name="P41" style:family="paragraph" style:parent-style-name="Text_20_body">
      <style:text-properties officeooo:rsid="0382a284" officeooo:paragraph-rsid="04dfb54a"/>
    </style:style>
    <style:style style:name="P42" style:family="paragraph" style:parent-style-name="Text_20_body">
      <style:text-properties officeooo:rsid="0382a284" officeooo:paragraph-rsid="04f0c47f"/>
    </style:style>
    <style:style style:name="P43" style:family="paragraph" style:parent-style-name="Text_20_body">
      <style:text-properties officeooo:paragraph-rsid="04d31711"/>
    </style:style>
    <style:style style:name="P44" style:family="paragraph" style:parent-style-name="Text_20_body">
      <style:text-properties officeooo:paragraph-rsid="04cb416c"/>
    </style:style>
    <style:style style:name="P45" style:family="paragraph" style:parent-style-name="Text_20_body">
      <style:text-properties officeooo:paragraph-rsid="04dfb54a"/>
    </style:style>
    <style:style style:name="P46" style:family="paragraph" style:parent-style-name="Text_20_body">
      <style:text-properties officeooo:paragraph-rsid="04e3e63a"/>
    </style:style>
    <style:style style:name="P47" style:family="paragraph" style:parent-style-name="Text_20_body">
      <style:text-properties officeooo:paragraph-rsid="04e8565d"/>
    </style:style>
    <style:style style:name="P48" style:family="paragraph" style:parent-style-name="Text_20_body">
      <style:text-properties officeooo:paragraph-rsid="04e0a696"/>
    </style:style>
    <style:style style:name="P49" style:family="paragraph" style:parent-style-name="Text_20_body">
      <style:text-properties officeooo:paragraph-rsid="04f0c47f"/>
    </style:style>
    <style:style style:name="P50" style:family="paragraph" style:parent-style-name="Text_20_body">
      <style:text-properties officeooo:paragraph-rsid="0503a9d5"/>
    </style:style>
    <style:style style:name="P51" style:family="paragraph" style:parent-style-name="Text_20_body">
      <style:text-properties officeooo:paragraph-rsid="0297f76d"/>
    </style:style>
    <style:style style:name="P52" style:family="paragraph" style:parent-style-name="Text_20_body">
      <style:text-properties officeooo:rsid="05118ffa" officeooo:paragraph-rsid="05118ffa"/>
    </style:style>
    <style:style style:name="P53" style:family="paragraph" style:parent-style-name="Text_20_body">
      <style:text-properties officeooo:paragraph-rsid="05118ffa"/>
    </style:style>
    <style:style style:name="P54" style:family="paragraph" style:parent-style-name="Text_20_body">
      <style:text-properties officeooo:paragraph-rsid="00e3ae92"/>
    </style:style>
    <style:style style:name="P55" style:family="paragraph" style:parent-style-name="Footnote">
      <style:text-properties officeooo:rsid="00cd182e" officeooo:paragraph-rsid="00cd182e"/>
    </style:style>
    <style:style style:name="P56" style:family="paragraph" style:parent-style-name="Footnote">
      <style:text-properties officeooo:rsid="02085db8" officeooo:paragraph-rsid="02085db8"/>
    </style:style>
    <style:style style:name="P57" style:family="paragraph" style:parent-style-name="Footnote">
      <style:text-properties officeooo:rsid="04f0c47f" officeooo:paragraph-rsid="04f0c47f"/>
    </style:style>
    <style:style style:name="P58" style:family="paragraph" style:parent-style-name="Footnote">
      <style:text-properties officeooo:rsid="04f223f0" officeooo:paragraph-rsid="04f223f0"/>
    </style:style>
    <style:style style:name="P59" style:family="paragraph" style:parent-style-name="Author_20_Bio">
      <style:text-properties officeooo:rsid="04d2af84" officeooo:paragraph-rsid="04d2af84"/>
    </style:style>
    <style:style style:name="P60" style:family="paragraph" style:parent-style-name="Author_20_Bio">
      <style:text-properties officeooo:rsid="04d31711" officeooo:paragraph-rsid="04d31711"/>
    </style:style>
    <style:style style:name="P61" style:family="paragraph" style:parent-style-name="Author_20_Bio">
      <style:text-properties officeooo:rsid="04d6a000" officeooo:paragraph-rsid="04d6a000"/>
    </style:style>
    <style:style style:name="P62" style:family="paragraph" style:parent-style-name="Author_20_Bio">
      <style:text-properties officeooo:rsid="04dd5d60" officeooo:paragraph-rsid="04dd5d60"/>
    </style:style>
    <style:style style:name="P63" style:family="paragraph" style:parent-style-name="Author_20_Bio">
      <style:text-properties officeooo:rsid="04e15695" officeooo:paragraph-rsid="04e3e63a"/>
    </style:style>
    <style:style style:name="P64" style:family="paragraph" style:parent-style-name="Author_20_Bio">
      <style:text-properties officeooo:rsid="04e2c5f3" officeooo:paragraph-rsid="04e2c5f3"/>
    </style:style>
    <style:style style:name="P65" style:family="paragraph" style:parent-style-name="Author_20_Bio">
      <style:text-properties officeooo:rsid="04e8565d" officeooo:paragraph-rsid="04e8565d"/>
    </style:style>
    <style:style style:name="P66" style:family="paragraph" style:parent-style-name="Author_20_Bio">
      <style:text-properties officeooo:rsid="04e9c51c" officeooo:paragraph-rsid="04e9c51c"/>
    </style:style>
    <style:style style:name="P67" style:family="paragraph" style:parent-style-name="Author_20_Bio">
      <style:text-properties officeooo:rsid="04ea2dc5" officeooo:paragraph-rsid="04ea2dc5"/>
    </style:style>
    <style:style style:name="P68" style:family="paragraph" style:parent-style-name="Author_20_Bio">
      <style:text-properties officeooo:rsid="04ef3f49" officeooo:paragraph-rsid="04ef3f49"/>
    </style:style>
    <style:style style:name="P69" style:family="paragraph" style:parent-style-name="Author_20_Bio">
      <style:text-properties officeooo:rsid="04f46695" officeooo:paragraph-rsid="04f46695"/>
    </style:style>
    <style:style style:name="P70" style:family="paragraph" style:parent-style-name="Author_20_Bio">
      <style:text-properties officeooo:rsid="04fd79bb" officeooo:paragraph-rsid="04fd79bb"/>
    </style:style>
    <style:style style:name="P71" style:family="paragraph" style:parent-style-name="Author_20_Bio">
      <style:text-properties officeooo:rsid="04f223f0" officeooo:paragraph-rsid="04f223f0"/>
    </style:style>
    <style:style style:name="P72" style:family="paragraph" style:parent-style-name="Author_20_Bio">
      <style:text-properties officeooo:rsid="050d50f5" officeooo:paragraph-rsid="050d50f5"/>
    </style:style>
    <style:style style:name="P73" style:family="paragraph" style:parent-style-name="Author_20_Bio">
      <style:text-properties officeooo:rsid="050dbfa4" officeooo:paragraph-rsid="050dbfa4"/>
    </style:style>
    <style:style style:name="P74" style:family="paragraph" style:parent-style-name="Author_20_Bio">
      <style:text-properties officeooo:paragraph-rsid="05118ffa"/>
    </style:style>
    <style:style style:name="P75" style:family="paragraph" style:parent-style-name="Author_20_Bio">
      <style:text-properties fo:font-style="normal" style:font-style-asian="normal" style:font-style-complex="normal"/>
    </style:style>
    <style:style style:name="P76" style:family="paragraph" style:parent-style-name="Text_20_body">
      <style:paragraph-properties fo:text-align="start" style:justify-single-word="false" style:writing-mode="page"/>
    </style:style>
    <style:style style:name="P77" style:family="paragraph" style:parent-style-name="Text_20_body">
      <style:paragraph-properties fo:text-align="start" style:justify-single-word="false" style:writing-mode="page"/>
      <style:text-properties officeooo:rsid="051497c3" officeooo:paragraph-rsid="051497c3"/>
    </style:style>
    <style:style style:name="P78" style:family="paragraph" style:parent-style-name="Text_20_body">
      <style:paragraph-properties fo:text-align="start" style:justify-single-word="false" style:writing-mode="page"/>
      <style:text-properties officeooo:rsid="051497c3" officeooo:paragraph-rsid="04c7c8d1"/>
    </style:style>
    <style:style style:name="P79" style:family="paragraph" style:parent-style-name="Text_20_body">
      <style:paragraph-properties fo:text-align="start" style:justify-single-word="false" style:writing-mode="page"/>
      <style:text-properties officeooo:rsid="0515a8a9" officeooo:paragraph-rsid="0515a8a9"/>
    </style:style>
    <style:style style:name="P80" style:family="paragraph" style:parent-style-name="Standard">
      <style:paragraph-properties fo:line-height="145%" fo:text-align="center" style:justify-single-word="false" style:writing-mode="page"/>
    </style:style>
    <style:style style:name="P81" style:family="paragraph" style:parent-style-name="First_20_Paragraph">
      <style:paragraph-properties style:writing-mode="page">
        <style:drop-cap style:lines="2" style:length="2" style:distance="0.0799in"/>
      </style:paragraph-properties>
      <style:text-properties officeooo:rsid="0382a284" officeooo:paragraph-rsid="04e0a696"/>
    </style:style>
    <style:style style:name="P82" style:family="paragraph" style:parent-style-name="Standard">
      <style:paragraph-properties fo:text-align="center" style:justify-single-word="false"/>
    </style:style>
    <style:style style:name="P83" style:family="paragraph" style:parent-style-name="Front_20_Heading_20_1">
      <style:text-properties officeooo:paragraph-rsid="02132a17"/>
    </style:style>
    <style:style style:name="P84" style:family="paragraph" style:parent-style-name="Byline">
      <style:text-properties officeooo:rsid="02c61841" officeooo:paragraph-rsid="02c61841"/>
    </style:style>
    <style:style style:name="P85" style:family="paragraph" style:parent-style-name="First_20_Paragraph">
      <style:text-properties officeooo:rsid="0399cdc9" officeooo:paragraph-rsid="0399cdc9"/>
    </style:style>
    <style:style style:name="P86" style:family="paragraph" style:parent-style-name="First_20_Paragraph">
      <style:text-properties officeooo:rsid="0382a284" officeooo:paragraph-rsid="04cb416c"/>
    </style:style>
    <style:style style:name="P87" style:family="paragraph" style:parent-style-name="First_20_Paragraph">
      <style:text-properties officeooo:rsid="0382a284" officeooo:paragraph-rsid="04cf72ff"/>
    </style:style>
    <style:style style:name="P88" style:family="paragraph" style:parent-style-name="First_20_Paragraph">
      <style:text-properties officeooo:rsid="0382a284" officeooo:paragraph-rsid="04dd5d60"/>
    </style:style>
    <style:style style:name="P89" style:family="paragraph" style:parent-style-name="First_20_Paragraph">
      <style:text-properties officeooo:rsid="0382a284" officeooo:paragraph-rsid="04dfb54a"/>
    </style:style>
    <style:style style:name="P90" style:family="paragraph" style:parent-style-name="First_20_Paragraph">
      <style:text-properties officeooo:rsid="0382a284" officeooo:paragraph-rsid="04e3e63a"/>
    </style:style>
    <style:style style:name="P91" style:family="paragraph" style:parent-style-name="First_20_Paragraph">
      <style:text-properties officeooo:rsid="0382a284" officeooo:paragraph-rsid="04e8565d"/>
    </style:style>
    <style:style style:name="P92" style:family="paragraph" style:parent-style-name="First_20_Paragraph">
      <style:text-properties officeooo:rsid="0382a284" officeooo:paragraph-rsid="04f0c47f"/>
    </style:style>
    <style:style style:name="P93" style:family="paragraph" style:parent-style-name="First_20_Paragraph">
      <style:text-properties officeooo:rsid="0382a284" officeooo:paragraph-rsid="0503a9d5"/>
    </style:style>
    <style:style style:name="P94" style:family="paragraph" style:parent-style-name="Front_20_Subtitle">
      <style:text-properties officeooo:rsid="05033a82" officeooo:paragraph-rsid="05033a82"/>
    </style:style>
    <style:style style:name="P95" style:family="paragraph" style:parent-style-name="Front_20_Subtitle">
      <style:text-properties officeooo:rsid="05118ffa" officeooo:paragraph-rsid="05118ffa"/>
    </style:style>
    <style:style style:name="P96"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97" style:family="paragraph" style:parent-style-name="Text_20_body" style:master-page-name="Section_20_Page">
      <style:paragraph-properties style:page-number="auto"/>
    </style:style>
    <style:style style:name="P98" style:family="paragraph" style:parent-style-name="Text_20_body" style:master-page-name="Section_20_Page">
      <style:paragraph-properties style:page-number="auto"/>
      <style:text-properties officeooo:paragraph-rsid="04cb416c"/>
    </style:style>
    <style:style style:name="P99"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00" style:family="paragraph" style:parent-style-name="Heading_20_1" style:master-page-name="Section_20_Page">
      <style:paragraph-properties style:page-number="auto"/>
    </style:style>
    <style:style style:name="P101" style:family="paragraph" style:parent-style-name="Heading_20_1" style:master-page-name="Section_20_Page">
      <style:paragraph-properties style:page-number="auto"/>
      <style:text-properties officeooo:rsid="04cb416c" officeooo:paragraph-rsid="04cb416c"/>
    </style:style>
    <style:style style:name="P102" style:family="paragraph" style:parent-style-name="Heading_20_2" style:master-page-name="Section_20_Page">
      <style:paragraph-properties style:page-number="auto"/>
    </style:style>
    <style:style style:name="P103" style:family="paragraph" style:parent-style-name="Heading_20_2" style:master-page-name="Section_20_Page">
      <style:paragraph-properties style:page-number="auto"/>
      <style:text-properties officeooo:rsid="00e9e347" officeooo:paragraph-rsid="00e9e347"/>
    </style:style>
    <style:style style:name="P104" style:family="paragraph" style:parent-style-name="Heading_20_2" style:master-page-name="Start_20_Page">
      <style:paragraph-properties style:page-number="auto"/>
      <style:text-properties officeooo:rsid="04c80572" officeooo:paragraph-rsid="04e8565d"/>
    </style:style>
    <style:style style:name="P105" style:family="paragraph" style:parent-style-name="Heading_20_2" style:master-page-name="Start_20_Page">
      <style:paragraph-properties style:page-number="auto"/>
      <style:text-properties officeooo:rsid="04c80572" officeooo:paragraph-rsid="04dfb54a"/>
    </style:style>
    <style:style style:name="P106" style:family="paragraph" style:parent-style-name="Heading_20_2" style:master-page-name="Start_20_Page">
      <style:paragraph-properties style:page-number="auto"/>
      <style:text-properties officeooo:rsid="04c80572" officeooo:paragraph-rsid="04e0a696"/>
    </style:style>
    <style:style style:name="P107" style:family="paragraph" style:parent-style-name="Heading_20_2" style:master-page-name="Start_20_Page">
      <style:paragraph-properties style:page-number="auto"/>
      <style:text-properties officeooo:rsid="04c80572" officeooo:paragraph-rsid="04e3e63a"/>
    </style:style>
    <style:style style:name="P108" style:family="paragraph" style:parent-style-name="Heading_20_2" style:master-page-name="Start_20_Page">
      <style:paragraph-properties style:page-number="auto"/>
      <style:text-properties officeooo:rsid="04c80572" officeooo:paragraph-rsid="04dd5d60"/>
    </style:style>
    <style:style style:name="P109" style:family="paragraph" style:parent-style-name="Heading_20_2" style:master-page-name="Start_20_Page">
      <style:paragraph-properties style:page-number="auto"/>
      <style:text-properties officeooo:rsid="04c80572" officeooo:paragraph-rsid="04f0c47f"/>
    </style:style>
    <style:style style:name="P110" style:family="paragraph" style:parent-style-name="Heading_20_2" style:master-page-name="Start_20_Page">
      <style:paragraph-properties style:page-number="auto"/>
      <style:text-properties officeooo:rsid="04c80572" officeooo:paragraph-rsid="04cb416c"/>
    </style:style>
    <style:style style:name="P111" style:family="paragraph" style:parent-style-name="Heading_20_2" style:master-page-name="Start_20_Page">
      <style:paragraph-properties style:page-number="auto"/>
      <style:text-properties officeooo:rsid="04c80572" officeooo:paragraph-rsid="04cf72ff"/>
    </style:style>
    <style:style style:name="P112" style:family="paragraph" style:parent-style-name="Heading_20_2" style:master-page-name="Start_20_Page">
      <style:paragraph-properties style:page-number="auto"/>
      <style:text-properties officeooo:rsid="04dd5d60" officeooo:paragraph-rsid="04dd5d60"/>
    </style:style>
    <style:style style:name="P113" style:family="paragraph" style:parent-style-name="Heading_20_2" style:master-page-name="Start_20_Page">
      <style:paragraph-properties style:page-number="auto"/>
      <style:text-properties officeooo:rsid="051497c3" officeooo:paragraph-rsid="051497c3"/>
    </style:style>
    <style:style style:name="P114" style:family="paragraph" style:parent-style-name="Heading_20_2" style:master-page-name="Back_20_Page">
      <style:paragraph-properties style:page-number="auto"/>
      <style:text-properties officeooo:rsid="00c2630e" officeooo:paragraph-rsid="00df33ae"/>
    </style:style>
    <style:style style:name="P115" style:family="paragraph" style:parent-style-name="Heading_20_2" style:master-page-name="Back_20_Page">
      <style:paragraph-properties style:page-number="auto"/>
      <style:text-properties officeooo:paragraph-rsid="00df33ae"/>
    </style:style>
    <style:style style:name="P116" style:family="paragraph" style:parent-style-name="Heading_20_3">
      <style:text-properties officeooo:rsid="04c80572" officeooo:paragraph-rsid="04e8565d"/>
    </style:style>
    <style:style style:name="P117" style:family="paragraph" style:parent-style-name="Heading_20_3">
      <style:text-properties officeooo:rsid="04c80572" officeooo:paragraph-rsid="04e0a696"/>
    </style:style>
    <style:style style:name="P118" style:family="paragraph" style:parent-style-name="Heading_20_3">
      <style:text-properties officeooo:rsid="04c80572" officeooo:paragraph-rsid="04dfb54a"/>
    </style:style>
    <style:style style:name="P119" style:family="paragraph" style:parent-style-name="Heading_20_3">
      <style:text-properties officeooo:rsid="04c80572" officeooo:paragraph-rsid="04dd5d60"/>
    </style:style>
    <style:style style:name="P120" style:family="paragraph" style:parent-style-name="Heading_20_3">
      <style:text-properties officeooo:rsid="04c80572" officeooo:paragraph-rsid="04f0c47f"/>
    </style:style>
    <style:style style:name="P121" style:family="paragraph" style:parent-style-name="Heading_20_3">
      <style:text-properties officeooo:rsid="04c80572" officeooo:paragraph-rsid="0503a9d5"/>
    </style:style>
    <style:style style:name="P122" style:family="paragraph" style:parent-style-name="Heading_20_3">
      <style:text-properties officeooo:rsid="04c80572" officeooo:paragraph-rsid="04cb416c"/>
    </style:style>
    <style:style style:name="P123" style:family="paragraph" style:parent-style-name="Heading_20_3">
      <style:text-properties officeooo:rsid="04c80572" officeooo:paragraph-rsid="04cf72ff"/>
    </style:style>
    <style:style style:name="P124" style:family="paragraph" style:parent-style-name="Heading_20_3">
      <style:text-properties officeooo:rsid="05118ffa" officeooo:paragraph-rsid="05118ffa"/>
    </style:style>
    <style:style style:name="P125" style:family="paragraph" style:parent-style-name="Heading_20_3">
      <style:text-properties fo:font-style="normal" officeooo:rsid="00c333d9" officeooo:paragraph-rsid="05118ffa" style:font-style-asian="normal" style:font-style-complex="normal"/>
    </style:style>
    <style:style style:name="P126" style:family="paragraph" style:parent-style-name="Heading_20_3">
      <style:text-properties officeooo:paragraph-rsid="00df33ae"/>
    </style:style>
    <style:style style:name="P127" style:family="paragraph" style:parent-style-name="Heading_20_3">
      <style:text-properties officeooo:rsid="00943c5f" officeooo:paragraph-rsid="00df33ae"/>
    </style:style>
    <style:style style:name="P128" style:family="paragraph" style:parent-style-name="Heading_20_3">
      <style:text-properties officeooo:rsid="00e01f40" officeooo:paragraph-rsid="00e01f40"/>
    </style:style>
    <style:style style:name="P129" style:family="paragraph" style:parent-style-name="Contents_20_2">
      <style:paragraph-properties>
        <style:tab-stops>
          <style:tab-stop style:position="3.9335in" style:type="right"/>
        </style:tab-stops>
      </style:paragraph-properties>
    </style:style>
    <style:style style:name="P130" style:family="paragraph" style:parent-style-name="Contents_20_1">
      <style:paragraph-properties>
        <style:tab-stops>
          <style:tab-stop style:position="0in"/>
          <style:tab-stop style:position="4.1299in" style:type="right"/>
        </style:tab-stops>
      </style:paragraph-properties>
    </style:style>
    <style:style style:name="P131" style:family="paragraph" style:parent-style-name="Author_20_Bio" style:master-page-name="Section_20_Page">
      <style:paragraph-properties style:page-number="auto"/>
      <style:text-properties fo:font-style="normal" style:font-style-asian="normal" style:font-style-complex="normal"/>
    </style:style>
    <style:style style:name="P132" style:family="paragraph" style:parent-style-name="Author_20_Bio" style:master-page-name="Section_20_Page">
      <style:paragraph-properties style:page-number="auto"/>
      <style:text-properties officeooo:paragraph-rsid="04dfb54a"/>
    </style:style>
    <style:style style:name="P133" style:family="paragraph" style:parent-style-name="Author_20_Bio" style:master-page-name="Section_20_Page">
      <style:paragraph-properties style:page-number="auto"/>
      <style:text-properties officeooo:paragraph-rsid="04f0c47f"/>
    </style:style>
    <style:style style:name="P134" style:family="paragraph" style:parent-style-name="Front_20_Heading_20_1" style:master-page-name="Section_20_Page">
      <style:paragraph-properties style:page-number="auto"/>
    </style:style>
    <style:style style:name="P135" style:family="paragraph" style:parent-style-name="Front_20_Heading_20_1" style:master-page-name="Section_20_Page">
      <style:paragraph-properties style:page-number="auto"/>
      <style:text-properties officeooo:rsid="05033a82" officeooo:paragraph-rsid="05033a82"/>
    </style:style>
    <style:style style:name="P136" style:family="paragraph" style:parent-style-name="Front_20_Heading_20_1" style:master-page-name="Section_20_Page">
      <style:paragraph-properties style:page-number="auto"/>
      <style:text-properties officeooo:rsid="05118ffa" officeooo:paragraph-rsid="05118ffa"/>
    </style:style>
    <style:style style:name="P137" style:family="paragraph" style:parent-style-name="Front_20_Heading_20_1" style:master-page-name="Contents_20_Page">
      <style:paragraph-properties style:page-number="auto"/>
    </style:style>
    <style:style style:name="P138" style:family="paragraph" style:parent-style-name="Bullet_20_List" style:list-style-name="L1"/>
    <style:style style:name="P139" style:family="paragraph" style:parent-style-name="Bullet_20_List" style:list-style-name="L2"/>
    <style:style style:name="P140" style:family="paragraph" style:parent-style-name="Bullet_20_List" style:list-style-name="L3"/>
    <style:style style:name="P141" style:family="paragraph" style:parent-style-name="Bullet_20_List" style:list-style-name="L4"/>
    <style:style style:name="P142" style:family="paragraph" style:parent-style-name="Bullet_20_List" style:list-style-name="L5"/>
    <style:style style:name="T1" style:family="text">
      <style:text-properties officeooo:rsid="031a0ec3"/>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10f27b8" style:font-style-asian="normal" style:font-style-complex="normal"/>
    </style:style>
    <style:style style:name="T10" style:family="text">
      <style:text-properties fo:font-style="normal" officeooo:rsid="023b3f48" style:font-style-asian="normal" style:font-style-complex="normal"/>
    </style:style>
    <style:style style:name="T11" style:family="text">
      <style:text-properties fo:font-style="normal" officeooo:rsid="0382a284" style:font-style-asian="normal" style:font-style-complex="normal"/>
    </style:style>
    <style:style style:name="T12" style:family="text">
      <style:text-properties fo:font-style="normal" officeooo:rsid="04e15695" style:font-style-asian="normal" style:font-style-complex="normal"/>
    </style:style>
    <style:style style:name="T13" style:family="text">
      <style:text-properties fo:font-style="normal" officeooo:rsid="05118ffa" style:font-style-asian="normal" style:font-style-complex="normal"/>
    </style:style>
    <style:style style:name="T14" style:family="text">
      <style:text-properties fo:font-style="normal" officeooo:rsid="04c7c8d1"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4e2c5f3" style:font-style-asian="italic" style:font-style-complex="italic"/>
    </style:style>
    <style:style style:name="T17" style:family="text">
      <style:text-properties fo:font-style="italic" officeooo:rsid="04e15695" style:font-style-asian="italic" style:font-style-complex="italic"/>
    </style:style>
    <style:style style:name="T18" style:family="text">
      <style:text-properties fo:font-style="italic" officeooo:rsid="04f0c47f" style:font-style-asian="italic" style:font-style-complex="italic"/>
    </style:style>
    <style:style style:name="T19" style:family="text">
      <style:text-properties officeooo:rsid="010d35f4"/>
    </style:style>
    <style:style style:name="T20" style:family="text">
      <style:text-properties officeooo:rsid="00865ba9"/>
    </style:style>
    <style:style style:name="T21" style:family="text">
      <style:text-properties officeooo:rsid="04c7c8d1"/>
    </style:style>
    <style:style style:name="T22" style:family="text">
      <style:text-properties officeooo:rsid="04d10cf1"/>
    </style:style>
    <style:style style:name="T23" style:family="text">
      <style:text-properties officeooo:rsid="04d31711"/>
    </style:style>
    <style:style style:name="T24" style:family="text">
      <style:text-properties officeooo:rsid="04d6a000"/>
    </style:style>
    <style:style style:name="T25" style:family="text">
      <style:text-properties officeooo:rsid="0382a284"/>
    </style:style>
    <style:style style:name="T26" style:family="text">
      <style:text-properties officeooo:rsid="04e15695"/>
    </style:style>
    <style:style style:name="T27" style:family="text">
      <style:text-properties officeooo:rsid="04e2c5f3"/>
    </style:style>
    <style:style style:name="T28" style:family="text">
      <style:text-properties officeooo:rsid="04ef3f49"/>
    </style:style>
    <style:style style:name="T29" style:family="text">
      <style:text-properties officeooo:rsid="04ffd0c5"/>
    </style:style>
    <style:style style:name="T30" style:family="text">
      <style:text-properties officeooo:rsid="0503a9d5"/>
    </style:style>
    <style:style style:name="T31" style:family="text">
      <style:text-properties officeooo:rsid="050d50f5"/>
    </style:style>
    <style:style style:name="T32" style:family="text">
      <style:text-properties officeooo:rsid="05118ffa"/>
    </style:style>
    <style:style style:name="T33" style:family="text">
      <style:text-properties officeooo:rsid="0526797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Organize for Innovation</text:p>
      <text:h text:style-name="P102" text:outline-level="2"/>
      <text:p text:style-name="P135"><text:bookmark-start text:name="__RefHeading___Toc1787_1213309432"/>Organize for Innovation<text:bookmark-end text:name="__RefHeading___Toc1787_1213309432"/></text:p>
      <text:p text:style-name="P94">Rethinking how we work</text:p>
      <text:p text:style-name="P94"/>
      <text:p text:style-name="P80">Jim Whitehurst</text:p>
      <text:p text:style-name="P80">President and CEO, Red Hat</text:p>
      <text:p text:style-name="P134"/>
      <text:p text:style-name="P137"><text:bookmark-start text:name="__RefHeading___Toc1312_518888843"/>Copyright<text:bookmark-end text:name="__RefHeading___Toc1312_518888843"/></text:p>
      <text:p text:style-name="P76">Copyright © 201<text:span text:style-name="T21">8</text:span> Red Hat, Inc. All written content, as well as the cover image, licensed under a Creative Commons Attribution-ShareAlike 4.0 International License.<text:note text:id="ftn1" text:note-class="footnote"><text:note-citation>1</text:note-citation><text:note-body><text:p text:style-name="P55">http://creativecommons.org/licenses/by-sa/4.0/</text:p></text:note-body></text:note></text:p>
      <text:p text:style-name="P78">"Culture matters for encouraging innovative behaviors" originally appeared at https://opensource.com/open-organization/16/10/why-organizational-culture-matters</text:p>
      <text:p text:style-name="P77">"Understanding the limits of hierarchies" originally appeared at https://opensource.com/open-organization/16/3/fastest-result-isnt-always-best-result</text:p>
      <text:p text:style-name="P77">"Becoming a master of organizational jujutsu" originally appeared at https://opensource.com/open-organization/16/2/becoming-master-organizational-jujutsu</text:p>
      <text:p text:style-name="P77">"Innovation requires new approaches to feedback and failure" originally appeared at https://opensource.com/open-organization/16/12/building-culture-innovation-your-organization</text:p>
      <text:p text:style-name="P77">"How to keep a meritocracy in check" originally appeared at https://opensource.com/open-organization/16/8/how-make-meritocracy-work</text:p>
      <text:p text:style-name="P77">"Try, learn, modify" originally appeared at https://opensource.com/open-organization/18/3/try-learn-modify</text:p>
      <text:p text:style-name="P77">"What it means to be an open leader" originally appeared at https://opensource.com/open-organization/16/3/what-it-means-be-open-source-leader</text:p>
      <text:p text:style-name="P79">"What the community has taught me about open organizations" originally appeared at https://opensource.com/open-organization/16/1/what-community-has-taught-me-about-open-organizations</text:p>
      <text:p text:style-name="P79">"Want to be a great leader? Assume positive intent" originally appeared at <text:soft-page-break/>https://opensource.com/open-organization/17/2/assuming-positive-intent</text:p>
      <text:p text:style-name="P79">"Why your people need to collide more, not less" originally appeared at https://opensource.com/open-organization/18/4/management-coordination-collaboration</text:p>
      <text:p text:style-name="P79">"Why aren't we more invested in our work?" originally appeared at https://opensource.com/open-organization/18/5/rethink-motivation-engagement</text:p>
      <text:p text:style-name="P79">"Appreciating the full power of open" originally appeared at https://opensource.com/open-organization/16/5/appreciating-full-power-open</text:p>
      <text:p text:style-name="P79">"How I discovered Linux's true power" originally appeared at https://opensource.com/life/15/9/jim-whitehurst-linux-story</text:p>
      <text:p text:style-name="P79">"What our families teach us about organizational life" originally appeared at https://opensource.com/open-organization/15/11/what-our-families-teach-us-about-organizational-life</text:p>
      <text:p text:style-name="P79">"Like open source software, a book is more than its content" originally appeared at https://opensource.com/open-organization/15/8/open-source-software-book-more-its-content</text:p>
      <text:p text:style-name="P79">"Open education is more than open content" originally appeared at https://opensource.com/open-organization/16/8/harnessing-power-open-education</text:p>
      <text:p text:style-name="P96"/>
      <text:p text:style-name="P134"><text:bookmark-start text:name="__RefHeading___Toc2046_1315693447"/>Colophon<text:bookmark-end text:name="__RefHeading___Toc2046_1315693447"/></text:p>
      <text:p text:style-name="P17">Typeset in DejaVu<text:note text:id="ftn2" text:note-class="footnote"><text:note-citation>2</text:note-citation><text:note-body><text:p text:style-name="P56">http://dejavu-fonts.org/wiki/Main_Page</text:p></text:note-body></text:note> and Overpass.<text:note text:id="ftn3" text:note-class="footnote"><text:note-citation>3</text:note-citation><text:note-body><text:p text:style-name="P56">http://overpassfont.org/</text:p></text:note-body></text:note> Produced with LibreOffice.<text:note text:id="ftn4" text:note-class="footnote"><text:note-citation>4</text:note-citation><text:note-body><text:p text:style-name="P56">https://www.libreoffice.org/</text:p></text:note-body></text:note> Cover design by <text:span text:style-name="T31">Jenna Slawson</text:span>.</text:p>
      <text:p text:style-name="P83"><text:bookmark-start text:name="__RefHeading___Toc1976_1055601491"/>Version <text:span text:style-name="T2">1.1</text:span><text:bookmark-end text:name="__RefHeading___Toc1976_1055601491"/></text:p>
      <text:p text:style-name="P82"><text:span text:style-name="T21">June</text:span> 201<text:span text:style-name="T21">8</text:span></text:p>
      <text:p text:style-name="P136">Additional reading</text:p>
      <text:p text:style-name="P95">From Jim Whitehurst</text:p>
      <text:p text:style-name="Author_20_Bio">The Open Organization: Igniting Passion and Performance<text:span text:style-name="T3"> </text:span><text:span text:style-name="T13">(Harvard Business Review Press)</text:span></text:p>
      <text:p text:style-name="Front_20_Subtitle">From <text:span text:style-name="T32">the open organization community</text:span></text:p>
      <text:p text:style-name="Author_20_Bio">The Open Organization Field Guide: Practical Tips for Igniting Passion and Performance <text:span text:style-name="T3">(Opensource.com)</text:span></text:p>
      <text:p text:style-name="P74">The Open Organization Leaders Manual: Instructions for Building the Workplace of the Future <text:span text:style-name="T3">(Opensource.com)</text:span></text:p>
      <text:p text:style-name="P74">The Open Organization Guide to IT Culture Change: Open Principles and Practices for a More Innovative IT Department <text:span text:style-name="T3">(Opensource.com)</text:span></text:p>
      <text:p text:style-name="P74">The Open Organization <text:span text:style-name="T21">Workbook</text:span>: <text:span text:style-name="T21">How to build a culture of innovation in your organization </text:span><text:span text:style-name="T14">(Opensource.com)</text:span></text:p>
      <text:p text:style-name="P75">Every week, Opensource.com publishes new stories about the ways open principles help innovative leaders rethink organizational culture and design.</text:p>
      <text:p text:style-name="P75">Visit opensource.com/open-organization to read more.</text:p>
      <text:p text:style-name="P131"/>
      <text:p text:style-name="P51"/>
      <text:p text:style-name="P137"><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29"><text:a xlink:type="simple" xlink:href="#__RefHeading___Toc164_2120980716" text:style-name="Index_20_Link" text:visited-style-name="Index_20_Link">Introduction<text:tab/>13</text:a></text:p>
          <text:p text:style-name="P130"><text:a xlink:type="simple" xlink:href="#__RefHeading___Toc2114_518888843" text:style-name="Index_20_Link" text:visited-style-name="Index_20_Link">Part 1: Open Organizations<text:tab/><text:tab/></text:a></text:p>
          <text:p text:style-name="P129"><text:a xlink:type="simple" xlink:href="#__RefHeading___Toc1454_1500227796" text:style-name="Index_20_Link" text:visited-style-name="Index_20_Link">Culture matters when encouraging innovative<text:line-break/>behaviors<text:tab/>19</text:a></text:p>
          <text:p text:style-name="P129"><text:a xlink:type="simple" xlink:href="#__RefHeading___Toc1456_1500227796" text:style-name="Index_20_Link" text:visited-style-name="Index_20_Link">Understanding the limits of hierarchies<text:tab/>23</text:a></text:p>
          <text:p text:style-name="P129"><text:a xlink:type="simple" xlink:href="#__RefHeading___Toc2814_659062067" text:style-name="Index_20_Link" text:visited-style-name="Index_20_Link">Becoming a master of organizational jujutsu<text:tab/>26</text:a></text:p>
          <text:p text:style-name="P129"><text:a xlink:type="simple" xlink:href="#__RefHeading___Toc2892_659062067" text:style-name="Index_20_Link" text:visited-style-name="Index_20_Link">Innovation requires new approaches to feedback<text:line-break/>and failure<text:tab/>29</text:a></text:p>
          <text:p text:style-name="P129"><text:a xlink:type="simple" xlink:href="#__RefHeading___Toc2816_659062067" text:style-name="Index_20_Link" text:visited-style-name="Index_20_Link">How to keep a meritocracy in check<text:tab/>33</text:a></text:p>
          <text:p text:style-name="P129"><text:a xlink:type="simple" xlink:href="#__RefHeading___Toc2818_659062067" text:style-name="Index_20_Link" text:visited-style-name="Index_20_Link">Try, learn, modify<text:tab/>37</text:a></text:p>
          <text:p text:style-name="P130"><text:a xlink:type="simple" xlink:href="#__RefHeading___Toc598_3129283096" text:style-name="Index_20_Link" text:visited-style-name="Index_20_Link">Part 2: Open Leadership<text:tab/><text:tab/></text:a></text:p>
          <text:p text:style-name="P129"><text:a xlink:type="simple" xlink:href="#__RefHeading___Toc600_3129283096" text:style-name="Index_20_Link" text:visited-style-name="Index_20_Link">What it means to be an open leader<text:tab/>44</text:a></text:p>
          <text:p text:style-name="P129"><text:a xlink:type="simple" xlink:href="#__RefHeading___Toc2931_659062067" text:style-name="Index_20_Link" text:visited-style-name="Index_20_Link">What the community has taught me about open<text:line-break/>organizations<text:tab/>50</text:a></text:p>
          <text:p text:style-name="P129"><text:a xlink:type="simple" xlink:href="#__RefHeading___Toc1022_3449510632" text:style-name="Index_20_Link" text:visited-style-name="Index_20_Link">Want to be a great leader? Assume positive intent<text:tab/>54</text:a></text:p>
          <text:p text:style-name="P129"><text:a xlink:type="simple" xlink:href="#__RefHeading___Toc1626_1500227796" text:style-name="Index_20_Link" text:visited-style-name="Index_20_Link">Why your people need to collide more, not less<text:tab/>58</text:a></text:p>
          <text:p text:style-name="P129"><text:a xlink:type="simple" xlink:href="#__RefHeading___Toc1930_2188464710" text:style-name="Index_20_Link" text:visited-style-name="Index_20_Link">Why aren't we more invested in our work?<text:tab/>63</text:a></text:p>
          <text:p text:style-name="P130"><text:a xlink:type="simple" xlink:href="#__RefHeading___Toc602_3129283096" text:style-name="Index_20_Link" text:visited-style-name="Index_20_Link">Part 3: Open Culture<text:tab/><text:tab/></text:a></text:p>
          <text:p text:style-name="P129"><text:a xlink:type="simple" xlink:href="#__RefHeading___Toc604_3129283096" text:style-name="Index_20_Link" text:visited-style-name="Index_20_Link">Appreciating the full power of open<text:tab/>71</text:a></text:p>
          <text:p text:style-name="P129"><text:a xlink:type="simple" xlink:href="#__RefHeading___Toc2061_3129283096" text:style-name="Index_20_Link" text:visited-style-name="Index_20_Link">How I discovered Linux's true power<text:tab/>77</text:a></text:p>
          <text:p text:style-name="P129"><text:a xlink:type="simple" xlink:href="#__RefHeading___Toc2063_3129283096" text:style-name="Index_20_Link" text:visited-style-name="Index_20_Link">What our families teach us about organizational life<text:tab/>80</text:a></text:p>
          <text:p text:style-name="P129"><text:a xlink:type="simple" xlink:href="#__RefHeading___Toc2065_3129283096" text:style-name="Index_20_Link" text:visited-style-name="Index_20_Link">Like open source software, a book is more than its<text:line-break/>content<text:tab/>84</text:a></text:p>
          <text:p text:style-name="P129"><text:soft-page-break/><text:a xlink:type="simple" xlink:href="#__RefHeading___Toc2067_3129283096" text:style-name="Index_20_Link" text:visited-style-name="Index_20_Link">Open education is more than open content<text:tab/>87</text:a></text:p>
          <text:p text:style-name="P130"><text:a xlink:type="simple" xlink:href="#__RefHeading___Toc842_1232125672" text:style-name="Index_20_Link" text:visited-style-name="Index_20_Link">Learn More<text:tab/><text:tab/></text:a></text:p>
          <text:p text:style-name="P129"><text:a xlink:type="simple" xlink:href="#__RefHeading___Toc2382_190016556" text:style-name="Index_20_Link" text:visited-style-name="Index_20_Link">Additional resources<text:tab/>96</text:a></text:p>
          <text:p text:style-name="P129"><text:a xlink:type="simple" xlink:href="#__RefHeading___Toc2384_190016556" text:style-name="Index_20_Link" text:visited-style-name="Index_20_Link">Get involved<text:tab/>97</text:a></text:p>
        </text:index-body>
      </text:table-of-content>
      <text:p text:style-name="P4"/>
      <text:h text:style-name="P103" text:outline-level="2"><text:bookmark-start text:name="__RefHeading___Toc164_2120980716"/>Introduction<text:bookmark-end text:name="__RefHeading___Toc164_2120980716"/></text:h>
      <text:p text:style-name="P84"><text:bookmark-start text:name="__RefHeading___Toc394_2120980716"/>Jim Whitehurst<text:bookmark-end text:name="__RefHeading___Toc394_2120980716"/></text:p>
      <text:p text:style-name="P85">If there’s a common thread I continue to hear over and over again in my conversations with customers, partners, and leaders all over the globe, it’s this: disruption is everywhere.</text:p>
      <text:p text:style-name="P18">Everyone's talking about it—because no one can avoid it—and it's causing even the longest-running and most venerable businesses to radically rethink how they operate. Economic, cultural, and technological conditions are changing so rapidly that entire industries are getting upended at an unprecedented rate. Faced with that kind of change, organizations typically find themselves in one of two positions: They're either disrupting their industries—changing the rules of the game, solving new problems, realizing new sources of value—or they're being disrupted by nimbler, more innovative, digitally native competitors.</text:p>
      <text:p text:style-name="P18">Many people call the forces driving these trends "digital transformation." We should remember that any kind of transformation ("digital" or otherwise) never involves technologies alone. It also involves the <text:span text:style-name="Emphasis">people</text:span> that use those technologies and the <text:span text:style-name="Emphasis">values</text:span> that infuse how they do it. In fact, the ability to stake out and maintain a robust strategic advantage today depends on much more than technological superiority. An organization's <text:span text:style-name="Emphasis">culture</text:span>—the principles that inform what we do and why we do it, along with the ways of working that stem from them—is a key source of competitive advantage, and it's becoming more important every day. Organizations hoping to manage disruption—to disrupt rather than be disrupted—will need to <text:soft-page-break/>make sure they're building new <text:span text:style-name="Emphasis">cultural</text:span> capabilities in addition to technical ones.</text:p>
      <text:p text:style-name="P18">The challenge, however, is that most of our organizations are still operating according to principles from a bygone era. Conventional organizations born in industrial contexts tend to value ideals like compliance, predictability, and efficiency. And their devotion to those principles gets reflected everywhere—from the ways they set their goals, to the ways they train their leaders, to the ways they structure their organizational charts, to the ways they reward certain employee behaviors rather than others. They're <text:span text:style-name="Emphasis">organized</text:span> for those values.</text:p>
      <text:p text:style-name="P18">Unfortunately, those values aren't central to driving success today. Most of what those industrial-era organizations <text:span text:style-name="Emphasis">did</text:span> or <text:span text:style-name="Emphasis">produced</text:span> has been automated or commoditized, so the ability to make the same things faster or cheaper isn't as important as it once was. Today, what’s far more important is what an organization and its people can do with the resources they have—what they enable and what they help others create or solve. That kind of capability requires a different sort of work altogether. Really, it requires rethinking the way we work—how we organize, what we value, what kinds of behaviors we encourage or discourage. And to do <text:span text:style-name="Emphasis">that</text:span>, we need to fundamentally redesign our organizational structures and strategies. We need to organize for innovation.</text:p>
      <text:p text:style-name="P18">Three years ago, I wrote <text:span text:style-name="Emphasis">The Open Organization</text:span>, a book about how Red Hat, the company where I'm president and CEO, does this. We do it by leveraging the same principles that power the open source software communities all over the world that are generating new innovations at lightning speed. We've imbued those principles—such as transparency, meritocracy, community, collaboration, and sharing—into our organizational culture. We've also taken great care to foster them in our behav<text:soft-page-break/>iors and decisions because we believe those principles are the foundation of an organization optimized for innovation.</text:p>
      <text:p text:style-name="P18"><text:span text:style-name="Emphasis">The Open Organization</text:span> was largely a descriptive book, not a management text (I'm neither a professor nor a theorist!). But since I've written the book, I've engaged in countless conversations with the community that emerged around the ideas in it. Those conversations have helped me see more clearly the technological, social, and economic tectonic plates that are shifting all around us—and changing the business landscape as a result.</text:p>
      <text:p text:style-name="P18">And that's what this book is about. It collects some key lessons I've learned—not only about open organizations and open culture, but also about the ways we can lead more openly during times of uncertainty and flux. As you read the pages that follow, I hope you'll keep a few core questions in mind: What are the principles driving the way your organization operates? And are those principles the ones best suited to helping you solve the problems you're facing?</text:p>
      <text:p text:style-name="P18">If not, then the first organization you'll need to disrupt may be your own.</text:p>
      <text:p text:style-name="P73">June 2018</text:p>
      <text:h text:style-name="P100" text:outline-level="1"/>
      <text:h text:style-name="P101" text:outline-level="1"><text:bookmark-start text:name="__RefHeading___Toc2114_518888843"/>Part 1: Open Organizations<text:bookmark-end text:name="__RefHeading___Toc2114_518888843"/></text:h>
      <text:p text:style-name="P98"/>
      <text:h text:style-name="P104" text:outline-level="2"><text:bookmark-start text:name="__RefHeading___Toc1454_1500227796"/>Culture matters <text:span text:style-name="T29">when</text:span> encouraging innovative behaviors<text:bookmark-end text:name="__RefHeading___Toc1454_1500227796"/></text:h>
      <text:p text:style-name="P91">I regularly meet with customers and partners to discuss challenges they're facing, and I've noticed something recently: When they ask for advice, they typically spend five minutes talking to me about technology—and the remaining time asking me questions about organizational culture.</text:p>
      <text:p text:style-name="P40">Many of these folks are realizing that a healthy and innovative organizational culture isn't a "nice to have" feature of their organizations; it's fundamental to success in our fast-moving world. People are realizing that organizational culture doesn't just boil down to the tools you use or the perks you offer. It's broader and more complicated than that.</text:p>
      <text:p text:style-name="P40">Your organizational culture is actually the relationship between the <text:span text:style-name="Emphasis">values</text:span> your organization espouses and the <text:span text:style-name="Emphasis">behaviors</text:span> of the people who make it up. Understanding this relationship—and adequately investing in, monitoring, and nurturing it—is perhaps the single most important path to success today.</text:p>
      <text:h text:style-name="Heading_20_3" text:outline-level="3">Defining culture</text:h>
      <text:p text:style-name="P25">Organizational culture is the collection of values that give your organization its identity. It colors and affects everything you and your teams do. It's an unspoken and taken-for-granted set of rules determining what people in your organization think is "normal" or "natural," what is "acceptable" or "unacceptable," what is "good" and "bad"—and, by extension, what is "desirable" or "undesirable." If organizations are groups of people who've <text:soft-page-break/>joined together to accomplish something, then organizational <text:span text:style-name="Emphasis">cultures</text:span> are the collective values that keep them bound together and moving in the same direction as they do.</text:p>
      <text:p text:style-name="P25">But organizational culture is largely invisible. It only becomes clear as a set of <text:span text:style-name="Emphasis">learned behaviors</text:span>. You can glimpse it in the words people use to describe themselves and their work while they're together, in the stories about their history that they tell one another over lunch, in the ways they set and manage priorities, in the decisions they make when faced with difficult choices, and so on. Without these behaviors, culture can't really perpetuate itself. And only through these behaviors can culture really become something we can analyze.</text:p>
      <text:p text:style-name="P25">So you can see how the relationship between values and behaviors is reciprocal: People don't act without some sense of identity, purpose, or intent, and all of these are the product of organizational culture. But organizational culture is just vague and abstract without the actions that make it visible to us—and those actions are exactly what leaders need to watch if they're at all interested in improving their organizational cultures.</text:p>
      <text:p text:style-name="P25">That's because the alignment between value and action will tell you if you're cultivating an organizational culture capable of weathering our current environment of constant disruption.</text:p>
      <text:h text:style-name="P116" text:outline-level="3">A return to culture</text:h>
      <text:p text:style-name="P11">Thinking this way really does require a cognitive shift. Traditional management theory views culture as a variable we "solve for" when we're building our most productive environments. Hierarchies, after all, work best when people aren't preoccupied with issues like "mission" and "purpose." Hierarchies need workers that perform rote tasks quickly, expediently, and without variation.</text:p>
      <text:p text:style-name="P11"><text:soft-page-break/>But today, as professor John Kotter suggests in his book <text:span text:style-name="Emphasis">Accelerate</text:span>, hierarchies don't move quickly enough to keep organizations responsive to rapidly-changing environments. They do several things well, but, as Kotter writes, innovation isn't one of those things. Innovation isn't just another outcome of hierarchical machination. In fact, by definition, innovation is something that can't always be predicted or controlled—quite the opposite of what hierarchies are designed to achieve! So leaders everywhere are beginning to wonder how they can expect the best, most innovative behaviors from their employees <text:span text:style-name="Emphasis">without having to prescribe everything they do</text:span>.</text:p>
      <text:p text:style-name="P11">And the answer, they've found, is culture.</text:p>
      <text:p text:style-name="P11">More specifically, they've discovered that workers today—highly-skilled and adept at using multiple channels for collecting data and analyzing problems independently—work best when they have a keen understanding of an organization's mission, purpose, and values, and then have the latitude to make what <text:span text:style-name="Emphasis">they</text:span> determine are the best decisions in pursuit of success. Today's leaders can't expect to be able to prescribe every single behavior and decision. They have to ensure they've created an organizational <text:span text:style-name="Emphasis">culture</text:span> in which people take action with the organization's values in mind, and leaders are reinforcing an organization's culture through their observable actions.</text:p>
      <text:p text:style-name="P11">When action and values align, organizational culture works as a positive force, propelling an organization to greater innovations faster. When action and value are out of joint, the opposite happens: organizations flounder.</text:p>
      <text:p text:style-name="P11">Here's an example. I recently attended a meeting of a company whose primary core value was safety. Safety trumps <text:span text:style-name="Emphasis">everything</text:span> at this organization, and it forms the bedrock of just about every decision the company makes. When the meeting officially began, someone came into the room and explained to us, <text:soft-page-break/>very matter-of-factly, the locations of all the emergency exits in our vicinity. "In the case of an emergency," this person said, "we'll evacuate along the following routes and we'll reconvene at this established location" (in this case, a park across the street).</text:p>
      <text:p text:style-name="P11"><text:span text:style-name="Emphasis">No one batted an eye</text:span>. Everyone found this method of initiating the meeting perfectly normal, natural, and valuable. In fact, if the meeting <text:span text:style-name="Emphasis">hadn't</text:span> begun this way, I suspect people would have noticed right away and said something immediately. This company wanted safety—a core cultural value—everywhere. So it built safety—a concrete set of observable and learned behaviors—everywhere.</text:p>
      <text:p text:style-name="P11">Compare this to organizations I know everyone has seen at least once, where leadership claims to value something but does absolutely nothing to encourage or enhance it. Values only appear in behaviors, and behaviors depend on values. When associates join your organization, they'll immediately key into the values the actions of those around them seem to express. And they'll pick them up, live them, and perpetuate them.</text:p>
      <text:p text:style-name="P32">That's why organizational culture is so important—not just today, but always. When value and action align, great things happen. When they don't, you're in trouble.</text:p>
      <text:p text:style-name="P65">This essay originally appeared at Opensource.com.</text:p>
      <text:h text:style-name="P104" text:outline-level="2"><text:bookmark-start text:name="__RefHeading___Toc1456_1500227796"/>Understanding the limits of hierarchies<text:bookmark-end text:name="__RefHeading___Toc1456_1500227796"/></text:h>
      <text:p text:style-name="P91">Sometimes, the fastest route to solving a problem isn't necessarily the best route. That's something I've learned while leading an open organization.</text:p>
      <text:p text:style-name="P25">Top-down organizations can certainly excel at achieving efficiency—and if efficiency is your ultimate goal, then constructing a hierarchy is a valid way to go. Quite often, a command-and-control-style structure can produce the most accurate version of your vision, and quickly.</text:p>
      <text:p text:style-name="P25">But don't expect anything a hierarchy does to pleasantly surprise you. Don't expect it to respond well to forces or events outside of your control. Don't expect it to flourish without your meticulous oversight.</text:p>
      <text:p text:style-name="P25">In short, don't expect it to be agile. That's because agility requires an organizational capability to respond and react that top-down, proscribed systems simply cannot achieve. It requires an organization in which every "box" has the latitude and responsibility to react and adjust to a changing environment. That's not something central planning can accomplish. If that sounds messy and chaotic to you, then you're right. But the long term results will surprise you in many positive ways.</text:p>
      <text:p text:style-name="P25">Think about a perennial garden in its early days. It looks similarly messy and chaotic. To reach its potential, it will require a good deal of nurturing. But the rewards of keeping a perennial garden can be wonderful. Each year, new colors greet you. New configurations, things you could never foresee or anticipate, sur<text:soft-page-break/>prise you—all because you continued to invest in the activity sprouting there.</text:p>
      <text:p text:style-name="P25">Sure, you could plant an annual garden. Doing that would actually take you less time. You could place plants exactly where you wanted them, arrange them in precise ways—control every aspect of the project, from start to finish. The garden might flourish for a bit, but its spectacle would only be temporary. You'd have to start all over again the following year, and the work of replanting everything would fall on you alone.</text:p>
      <text:p text:style-name="P25">Leading an open organization—where hierarchy cedes much of its control to dynamic, networked structures—feels much more like maintaining a perennial garden. It involves working more on <text:span text:style-name="Emphasis">conditions</text:span> (turning soil, locating those spots in need of watering) than it does on dictating direction. It means <text:span text:style-name="Emphasis">creating the context</text:span> for things (things you might not have considered or even imagined) to occur.</text:p>
      <text:p text:style-name="Text_20_body">And on top of that, tending to your networks is going to produce the best-performing results—every time. Because when you've entrusted your associates to grow and evolve their work in the ways they see fit, you're going to enjoy more robust and effective solutions. You'll also see speedier, more flexible ones. As I say in <text:span text:style-name="Emphasis">The Open Organization</text:span>, networked structures more easily facilitate what US Air Force colonel John Boyd calls the "OODA loop"; they allow for quicker reactions to immediate, pressing situations. Hierarchies might let you make one-off decisions at a faster rate, but, ultimately, they're just not as responsive in the long term.</text:p>
      <text:p text:style-name="P11">Take what is probably the oldest participative, open system—the United States' legal system—for example. Today, that system is incredibly subtle and nuanced; it's highly adaptable and constantly evolving. But building it required hundreds of years of painstaking work: maintenance, upkeep, and tiny itera<text:soft-page-break/>tions in response to local, contextual changes. The system is built on legal precedent after legal precedent, opinion after opinion, and has emerged organically. You could dictate a legal system from above—"hatch" one fully-formed in a shorter amount of time—but it wouldn't be nearly as adept at addressing real-world complexity.</text:p>
      <text:p text:style-name="P47">Or, to use another example (one much closer to Red Hat's core business): take the Linux kernel. Today, it stands as the very best solution to a growing number of technological problems, but it didn't spring from a single person's head overnight. <text:span text:style-name="Emphasis">Decades</text:span> of work made it the flexible, superior solution it is today. Local improvements and impassioned debates between key stakeholders continue to refine it.</text:p>
      <text:p text:style-name="P32">Yes, sometimes you'll need to achieve an objective with maximum efficiency. We occasionally do at Red Hat. Rather than activate the rich culture of our various networks to grow the best solution, we opt for streamlining and expediting one. But we're always aware of the sacrifices we make by doing so.</text:p>
      <text:p text:style-name="P32">Because most often, the fastest solution isn't the best one. Bear that in mind the next time you start feeling frustrated by your network's slower pace of execution. When you're ready to reap what you've sewn, you'll be happy you did.</text:p>
      <text:p text:style-name="P66">This essay originally appeared at Opensource.com.</text:p>
      <text:h text:style-name="P105" text:outline-level="2"><text:bookmark-start text:name="__RefHeading___Toc2814_659062067"/>Becoming a master of organizational jujutsu<text:bookmark-end text:name="__RefHeading___Toc2814_659062067"/></text:h>
      <text:p text:style-name="P89">One of the most difficult questions I get about open organizations comes from readers working at large companies with deep, rich histories. "I understand how you grew your culture at Red Hat," they tell me, "and I understand how open source communities can function the way you describe, but I work in a place with an entirely different structure and culture. How do I begin to catalyze the kinds of change you're describing?"</text:p>
      <text:p text:style-name="P22">Recently I confronted the question yet again, when a senior executive from a global industrial company met with me to talk about ways she might open her organization. "We're really trying to change our culture and become more agile," she told me, "but we're trying to do this in the face of hundreds of years of entrenched tradition." She was looking for a way to fight against that tradition.</text:p>
      <text:p text:style-name="P22">And that's a common assumption: People think that mitigating the effects of hierarchy requires working <text:span text:style-name="Emphasis">against</text:span> it. But that's not the case.</text:p>
      <text:p text:style-name="P22">Instead, you've got to learn to work <text:span text:style-name="Emphasis">with</text:span> it.</text:p>
      <text:p text:style-name="P22">Think about jujutsu, the martial art that specializes in turning opponents' strengths to your advantage. Jujutsu experts excel at disarming opponents much stronger than they are because they learn to channel others' energies in beneficial directions. (Full disclosure: I don't practice jujutsu, but my exec<text:soft-page-break/>utive coach does—and he's always more than happy to pass along its lessons to me.) Done well, a timely jujutsu maneuver can flip a body's momentum against itself.</text:p>
      <text:p text:style-name="P22">Strongly rooted, hierarchical structures demonstrate a good deal of momentum. They're difficult to counteract. But since writing <text:span text:style-name="Emphasis">The Open Organization</text:span>, I've been thinking about ways leaders might actually use that momentum to spark change.</text:p>
      <text:p text:style-name="P22">Proponents of the open organizational model are quick to note hierarchies' shortcomings: Hierarchies are resistant to change. They're often brittle. They don't cope well with outside forces. And they don't really foster collaboration, so they innovate slowly.</text:p>
      <text:p text:style-name="P22">But consider their strengths: They're extremely effective at driving efficiency and, once in place, require relatively little upkeep. They make sites of organizational power and influence abundantly clear, and they offer obvious (if rather inflexible) routes for information to travel along organizational lines.</text:p>
      <text:p text:style-name="P22">So how might you perform a bit of jujutsu on a hierarchy in order use those strengths to ultimately <text:span text:style-name="Emphasis">dismantle</text:span> the hierarchy? How do you channel a hierarchy's energies to actually cultivate the conditions for openness?</text:p>
      <text:p text:style-name="P45">I can think of two ways.</text:p>
      <text:p text:style-name="P30">The first is something I attempted with my team at Delta Air Lines. We wanted to increase engagement—to more tightly connect associates to the organization's mission so they felt like they were playing an active and important role in furthering it (a crucial component of open organizations). So we initiated an ongoing survey of everyone in the company. It asked people to respond to the following statement: "I know the company's strategy, and I know what my department can do to make it successful." And by tracking the results by area, we made man<text:soft-page-break/>agers—and their managers' managers—responsible for their teams' responses. Hierarchies excel at driving specific metrics to further their own interests, so we leveraged Delta's hierarchy to point attention to the critical issue of engagement, and we utilized our bureaucracy's strengths to really measure how effective everyone had become at generating that engagement around the company's mission. While we didn't take it quite this far at Delta, imagine what would happen if your response to that prompt determined the size of your manager's bonus?</text:p>
      <text:p text:style-name="P30">Here's a second idea: Use hierarchies' strict and clearly-defined chains of command to increase your organization's overall responsiveness. Imagine a company-wide meeting at which you tell all associates: "We need and want your feedback, so you should feel free to email your manager and you should expect to receive a response, after a reasonable period of time, after doing so. And if you don't get one, email me." You've just committed managers to being more responsive to their employees; they'll know that if they don't respond, then their associates' questions are going to move straight up the hierarchy. I tried this once. As you'd expect, the volume of email I received on a daily basis initially increased—dramatically. But almost as quickly as it spiked, the number of incoming messages dwindled. Apparently, people grew tired of my stopping by their offices to ask them why they hadn't responded to the notes they were receiving.</text:p>
      <text:p text:style-name="P30">In both cases, my team tried to take the strengths of a rule-following, order-taking, command-and-control system and use them to actually further the interests of the open organization.</text:p>
      <text:p text:style-name="P30">Just call it a bit of organizational jujutsu.</text:p>
      <text:p text:style-name="P64">This essay originally appeared at Opensource.com.</text:p>
      <text:h text:style-name="P106" text:outline-level="2"><text:bookmark-start text:name="__RefHeading___Toc2892_659062067"/>Innovation requires new approaches to feedback and failure<text:bookmark-end text:name="__RefHeading___Toc2892_659062067"/></text:h>
      <text:p text:style-name="P81">"Organizational culture" is something plenty of people are puzzling over today, and with good reason. More and more leaders are realizing that the culture permeating and guiding their organizations will determine whether they succeed or fail.</text:p>
      <text:p text:style-name="P23">The term "organizational culture" refers to an alignment between two forces inside an organization: values and behaviors. Aligning those forces productively is one of the most difficult and important tasks facing leaders today.</text:p>
      <text:p text:style-name="P23">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P23">I certainly understand why. Today, a culture of innovation is a strong indicator of an organization's ability to weather the kinds of constant disruption nearly every industry seems to be experiencing. But creating one is easier said than done.</text:p>
      <text:p text:style-name="P23">Here's how I'd recommend an organization approach that challenge.</text:p>
      <text:h text:style-name="P117" text:outline-level="3"><text:soft-page-break/>A new method</text:h>
      <text:p text:style-name="P9">One method for creating a culture of innovation involves focusing on how your organization treats both <text:span text:style-name="Emphasis">feedback</text:span> and <text:span text:style-name="Emphasis">failure</text:span>.</text:p>
      <text:p text:style-name="P9">In innovative organizations, feedback is continual and frank—in other words, it's <text:span text:style-name="Emphasis">open</text:span>. Dialogue about ideas associates raise must be ongoing, constructive, and, above all, honest.</text:p>
      <text:p text:style-name="P9">To foster innovative environments, leaders must model the kinds of feedback behaviors they want to see in their teammates and associates. They need to be open to even the most difficult conversations.</text:p>
      <text:p text:style-name="P48"><text:span text:style-name="T11">Innovation is one product of creativity. Despite the way we tend to think about it on most days, creativity is very </text:span><text:span text:style-name="Emphasis"><text:span text:style-name="T25">difficult</text:span></text:span><text:span text:style-name="T11">; it’s the product of intense collaboration and sharing. Actually, Ed Catmull and Amy Wallace discuss creativity this way in their book </text:span><text:span text:style-name="Emphasis"><text:span text:style-name="T25">Creativity, Inc.</text:span></text:span><text:span text:style-name="T11">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text:span text:style-name="Emphasis"><text:span text:style-name="T25">The Open Organization</text:span></text:span><text:span text:style-name="T11">, it's possible for organizations to be "terminally nice").</text:span></text:p>
      <text:p text:style-name="P31">One of the things people receive feedback about is their failures. But cultures of innovation take a specific approach to failure: They celebrate it.</text:p>
      <text:p text:style-name="P31">Without question, being innovative involves taking calculated risks. People in innovative organizations must feel like they can try something novel and unexpected without fear of intense, negative blowback—otherwise, they'll never attempt anything new.</text:p>
      <text:p text:style-name="P31"><text:soft-page-break/>Traditionally, we've treated failure as a sign of personal failing: Someone faced with a tough choice didn't make the "right" decisions, so we need to punish the behavior that led to a certain outcome.</text:p>
      <text:p text:style-name="P31">But in cultures of innovation, where everyone is expected to experiment, how can anyone possibly know what the "right" and "wrong" decisions will be if the problem is so new that few people have any concrete experience with it?</text:p>
      <text:p text:style-name="P31">Instead, I like to think about failure the way Jeff Bezos once described it in a letter to Amazon shareholders.<text:note text:id="ftn5" text:note-class="footnote"><text:note-citation>5</text:note-citation><text:note-body><text:p text:style-name="Footnote">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P31">The trick to making this approach to failure an organization’s <text:span text:style-name="Emphasis">default</text:span> approach is changing the way we think about evaluation.</text:p>
      <text:p text:style-name="P31">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P31">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P31">How can leaders assess people who might have failed, but who've demonstrated exciting new ideas and approaches along the way? And how can they encourage others to actually emulate those people?</text:p>
      <text:p text:style-name="P31">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67">This <text:span text:style-name="T28">essay</text:span> originally appeared at Opensource.com, and was reprinted as part of <text:span text:style-name="T3">The Open Organization Guide to IT Culture Change.</text:span></text:p>
      <text:h text:style-name="P105" text:outline-level="2"><text:bookmark-start text:name="__RefHeading___Toc2816_659062067"/>How to keep a meritocracy in check<text:bookmark-end text:name="__RefHeading___Toc2816_659062067"/></text:h>
      <text:p text:style-name="P89">Of all the concepts we associate with open organizations today, meritocracy might be the most complicated, complex, and controversial.</text:p>
      <text:p text:style-name="P41">I remember vividly a conversation that illustrated this for me. Speaking with someone at a banking conference, I suggested that, in organizations wishing to foster cultures of innovation, the best ideas should always win—and that people with the longest history of concrete, successful contributions to an organization should be the ones to decide which ideas are indeed "best."</text:p>
      <text:p text:style-name="P41">That didn't suit my discussion partner.</text:p>
      <text:p text:style-name="P41">"No way!" he said. "That's wrong! Why do people who have been in the organization the longest—whose thinking might be most stale and outdated—get the authority to judge which ideas should be worth pursuing?"</text:p>
      <text:p text:style-name="P22">It was a fair point. Creating an innovative culture in any organization means always having to balance the novelty of fresh ideas with the valuable wisdom the organization's leaders have accrued over time. That conversation really served to remind me that meritocracy isn't a straightforward solution to any and every problem (something we can just "drop in" to an organizational context and expect immediate, positive results). It's always a work in progress, and keeping an organization's meritocracy in check—routinely scrutinizing it to make sure it's functioning to produce the best results—is crucial.</text:p>
      <text:p text:style-name="P22"><text:soft-page-break/>But doing that is much more difficult when meritocracy remains something nebulous and abstract—a set of principles with little focus on implementation. At Red Hat, we recognize this, and I want to share what we've learned about meritocracy, as well as the ways we're putting it into practice every day.</text:p>
      <text:h text:style-name="P118" text:outline-level="3">Not tenure</text:h>
      <text:p text:style-name="P8">Meritocracy means many things to many people, but I tend to describe it as a concept that unites three basic notions (which I detail in Chapter 4 of <text:span text:style-name="Emphasis">The Open Organization</text:span>):</text:p>
      <text:p text:style-name="P8"><text:span text:style-name="Inline_20_Subhead">The best ideas should come from anywhere.</text:span> Arbitrary lines on a chart and artificial silos shouldn't dictate how innovative ideas and solutions might (or might not) travel through an organization. Good ideas, no matter where they originate, should always find generous and interested ears.</text:p>
      <text:p text:style-name="P8"><text:span text:style-name="Inline_20_Subhead">The best ideas should always win.</text:span> Debate over potential solutions, paths, or decisions should always be about <text:span text:style-name="Emphasis">ideas</text:span>. This means making concerns about the quality of the ideas we're developing the utmost priority, and working hard to ensure a diversity of opinions and perspectives guides us while we develop them.</text:p>
      <text:p text:style-name="P8"><text:span text:style-name="Inline_20_Subhead">Contribution matters more than title.</text:span> As people in open source communities often say: "Code talks." What people actually do (what they contribute, what they bring to the table) matters more than what they say they can (or should) do, and it matters far more than whatever title they hold. While it's true that people with long histories of concrete, effective solutions tend to garner more power and authority in meritocracies, this principle always underscores the fact that power is something earned, and is always shifting based on what people continually produce for the good of the group. (As one Red Hatter, Tom Callaway, once put it to me: "Meritocracy isn't tenure." Tom visited <text:soft-page-break/>my office a few months ago dressed as Linux mascot Tux the penguin, so he's clearly someone who has my attention.)<text:note text:id="ftn6" text:note-class="footnote"><text:note-citation>6</text:note-citation><text:note-body><text:p text:style-name="Footnote">https://twitter.com/JWhitehurst/status/694226943944822785</text:p></text:note-body></text:note></text:p>
      <text:h text:style-name="Heading_20_3" text:outline-level="3">Meritocracy in practice</text:h>
      <text:p text:style-name="P30">At Red Hat, we've worked hard to cultivate meritocratic thinking as part of our organizational culture. But, as Chief People Officer DeLisa Alexander said recently, we've very deliberately defined it as a leadership capability.<text:note text:id="ftn7" text:note-class="footnote"><text:note-citation>7</text:note-citation><text:note-body><text:p text:style-name="Footnote">https://opensource.com/open-organization/16/6/presenting-framework-meritocracy</text:p></text:note-body></text:note> That means we don't just pay the principles lip service and leave them be. Quite the opposite: We recognize that a meritocracy is only useful if the people composing it are actively dedicated to making it work. So we're always asking ourselves whether our working definitions of meritocracy are effective and productive—always actively refining the concepts as we put them to work—then concretizing the concepts into specific practices and behaviors we expect leaders at Red Hat to exhibit.</text:p>
      <text:p text:style-name="P30">One result of our years of meritocratic experimentation is something we<text:span text:style-name="T28">'ve</text:span> made available to other organizations working to create the most innovative cultures: the Open Decision Framework.<text:note text:id="ftn8" text:note-class="footnote"><text:note-citation>8</text:note-citation><text:note-body><text:p text:style-name="Footnote">https://opensource.com/open-organization/16/6/introducing-open-decision-framework</text:p></text:note-body></text:note> At its heart, the framework represents our ongoing effort to reflect on meritocratic principles, translate them into concrete practices, and analyze the outcomes we produce as a result. It outlines a multi-step process for collecting, researching, designing, testing, and launching decisions and initiatives in a transparent, collaborative, and customer-centric way. And it provides organizational leaders—whoever or wherever they are<text:soft-page-break/>—a tool for gauging whether a meritocratic structure is really working to produce the best ideas.</text:p>
      <text:p text:style-name="P30">In short, it's a step-by-step guide to being an effective open leader. And we've made it available for remixing and reuse by anyone.<text:note text:id="ftn9" text:note-class="footnote"><text:note-citation>9</text:note-citation><text:note-body><text:p text:style-name="Footnote">https://github.com/opensourceway/open-decision-framework</text:p></text:note-body></text:note> We're excited to see how others adapt, modify, and translate the framework to their own organizational environments and cultures.</text:p>
      <text:p text:style-name="P30">I'm sure we'll learn even more about our own meritocracy when they do.</text:p>
      <text:p text:style-name="P68">This essay originally appeared at Opensource.com.</text:p>
      <text:h text:style-name="P105" text:outline-level="2"><text:bookmark-start text:name="__RefHeading___Toc2818_659062067"/>Try, learn, modify<text:bookmark-end text:name="__RefHeading___Toc2818_659062067"/></text:h>
      <text:p text:style-name="P89">Just about every day, new technological developments threaten to destabilize even the most intricate and best-laid business plans. Organizations often find themselves scrambling to adapt to new conditions, and that's created a shift in how they plan for the future.</text:p>
      <text:p text:style-name="P22">According to a 2017 study by CompTIA, only 34% of companies are currently developing IT architecture plans that extend beyond 12 months.<text:note text:id="ftn10" text:note-class="footnote"><text:note-citation>10</text:note-citation><text:note-body><text:p text:style-name="Footnote">https://www.cio.com/article/3246027/enterprise-architecture/the-death-of-long-term-it-planning.html?upd=1515780110970</text:p></text:note-body></text:note> One reason for that shift away from a longer-term plan is that business contexts are changing so quickly that planning any further into the future is nearly impossible. "If your company is trying to set a plan that will last five to 10 years down the road," CIO.com writes, "forget it."<text:note text:id="ftn11" text:note-class="footnote"><text:note-citation>11</text:note-citation><text:note-body><text:p text:style-name="Footnote">https://www.cio.com/article/3246027/enterprise-architecture/the-death-of-long-term-it-planning.html?upd=1515780110970</text:p></text:note-body></text:note></text:p>
      <text:p text:style-name="P22">I've heard similar statements from countless customers and partners around the world. Technological innovations are occurring at an unprecedented pace.</text:p>
      <text:p text:style-name="P22">The result is that long-term planning is dead. We need to be thinking differently about the way we run our organizations if we're going to succeed in this new world.</text:p>
      <text:h text:style-name="P118" text:outline-level="3"><text:soft-page-break/>How planning died</text:h>
      <text:p text:style-name="P8">As I wrote in <text:span text:style-name="Emphasis">The Open Organization</text:span>, traditionally-run organizations are optimized for industrial economies. They embrace hierarchical structures and rigidly prescribed processes as they work to achieve positional competitive advantage. To be successful, they have to define the strategic positions they want to achieve. Then they have to formulate and dictate plans for getting there, and execute on those plans in the most efficient ways possible—by coordinating activities and driving compliance.</text:p>
      <text:p text:style-name="P8">Management's role is to optimize this process: <text:span text:style-name="Emphasis">plan, prescribe, execute</text:span>. It consists of saying: Let's think of a competitively advantaged position; let's configure our organization to ultimately get there; and then let's drive execution by making sure all aspects of the organization comply. It's what I'll call "mechanical management," and it's a brilliant solution for a different time.</text:p>
      <text:p text:style-name="P8">In today's volatile and uncertain world, our ability to predict and define strategic positions is diminishing—because the pace of change, the rate of introduction of new variables, is accelerating. Classic, long-term, strategic planning and execution isn't as effective as it used to be.</text:p>
      <text:p text:style-name="P8">If long-term planning has become so difficult, then prescribing necessary behaviors is even <text:span text:style-name="Emphasis">more</text:span> challenging. And measuring compliance against a plan is next to impossible.</text:p>
      <text:p text:style-name="P8">All this dramatically affects the way people work. Unlike workers in the traditionally-run organizations of the past—who prided themselves on being able to act repetitively, with little variation and comfortable certainty—today's workers operate in contexts of abundant ambiguity. Their work requires greater creativity, intuition, and critical judgment—there is a greater de<text:soft-page-break/>mand to deviate from yesterday's "normal" and adjust to today's new conditions.</text:p>
      <text:p text:style-name="P8">Working in this new way has become more critical to value creation. Our management systems must focus on building structures, systems, and processes that help create engaged, motivated workers—people who are enabled to innovate and act with speed and agility.</text:p>
      <text:p text:style-name="P8">We need to come up with a different solution for optimizing organizations for a very different economic era, one that works from the <text:span text:style-name="Emphasis">bottom up</text:span> rather than the <text:span text:style-name="Emphasis">top down</text:span>. We need to replace that old three-step formula for success—<text:span text:style-name="Emphasis">plan, prescribe, execute</text:span>—with one much better suited to today's tumultuous climate: <text:span text:style-name="Emphasis">try, learn, modify</text:span>.</text:p>
      <text:h text:style-name="Heading_20_3" text:outline-level="3">Try, learn, modify</text:h>
      <text:p text:style-name="Text_20_body">Because conditions can change so rapidly and with so little warning—and because the steps we need to take next are no longer planned in advance—we need to cultivate environments that encourage creative trial and error, not unyielding allegiance to a five-year schedule. Here are just a few implications of beginning to work this way:</text:p>
      <text:list xml:id="list1712655825" text:style-name="L1">
        <text:list-item>
          <text:p text:style-name="P138"><text:span text:style-name="Inline_20_Subhead">Shorter planning cycles (try).</text:span> Rather than agonize over long-term strategic directions, managers need to be thinking of short-term experiments they can try quickly. They should be seeking ways to help their teams take calculated risks and leverage the data at their disposal to make best guesses about the most beneficial paths forward. They can do this by lowering overhead and giving teams the freedom to try new approaches quickly.</text:p>
        </text:list-item>
        <text:list-item>
          <text:p text:style-name="P138"><text:span text:style-name="Inline_20_Subhead">Higher tolerance for failure (learn).</text:span> Greater frequency of experimentation means greater op<text:soft-page-break/>portunity for failure. Creative and resilient organizations have a significantly higher tolerance for failure than traditional organizations do. Managers should treat failures as learning opportunities—moments to gather feedback on the tests their teams are running.</text:p>
        </text:list-item>
        <text:list-item>
          <text:p text:style-name="P138"><text:span text:style-name="Inline_20_Subhead">More adaptable structures (modify).</text:span> An ability to easily modify organizational structures and strategic directions—and the <text:span text:style-name="Emphasis">willingness</text:span> to do it when conditions necessitate—is the key to ensuring that organizations can evolve in line with rapidly changing environmental conditions. Managers can't be wedded to any <text:span text:style-name="Emphasis">idea</text:span> any longer than that idea proves itself to be useful for accomplishing a short-term goal.</text:p>
        </text:list-item>
      </text:list>
      <text:p text:style-name="P30">If long-term planning is dead, then long live shorter-term experimentation. Try, learn, and modify—that's the best path forward during uncertain times.</text:p>
      <text:p text:style-name="P69">This essay originally appeared at Opensource.com.</text:p>
      <text:p text:style-name="P132"/>
      <text:h text:style-name="P101" text:outline-level="1"><text:bookmark-start text:name="__RefHeading___Toc598_3129283096"/>Part 2: Open Leadership<text:bookmark-end text:name="__RefHeading___Toc598_3129283096"/></text:h>
      <text:p text:style-name="P98"/>
      <text:h text:style-name="P112" text:outline-level="2"><text:bookmark-start text:name="__RefHeading___Toc600_3129283096"/>What it means to be an open leader<text:bookmark-end text:name="__RefHeading___Toc600_3129283096"/></text:h>
      <text:p text:style-name="P86">Being an open leader means creating the context others need to do their best work.</text:p>
      <text:p text:style-name="P38">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Heading_20_3" text:outline-level="3">Context shapes culture</text:h>
      <text:p text:style-name="Text_20_body">Culture is something management gurus are increasingly taking more seriously. "Culture eats strategy for breakfast," I've heard people say.<text:note text:id="ftn12" text:note-class="footnote"><text:note-citation>12</text:note-citation><text:note-body><text:p text:style-name="Footnote">http://techcrunch.com/2014/04/12/culture-eats-strategy-for-breakfast/</text:p></text:note-body></text:note> But I'm not sure that all of those folks truly understand <text:span text:style-name="Emphasis">why</text:span> this is the case.</text:p>
      <text:p text:style-name="Text_20_body">Despite depictions in popular media, a great company culture isn't simply the result of workplace perks and ping pong tables. Culture is the result of sufficient <text:span text:style-name="Emphasis">context</text:span>—a shared set of values, a shared purpose, and shared meanings.</text:p>
      <text:p text:style-name="Text_20_body">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Text_20_body">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Text_20_body">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Text_20_body">Shaping that culture begins with an emphasis on sharing.</text:p>
      <text:h text:style-name="Heading_20_3" text:outline-level="3">Learn to share</text:h>
      <text:p text:style-name="Text_20_body">In conventional organizations, "knowledge is power." But in open organizations, that well-worn adage can be a destructive and downright disastrous guiding principle.</text:p>
      <text:p text:style-name="Text_20_body">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everyone faces. <text:span text:style-name="Emphasis">Shared</text:span> knowledge is power.</text:p>
      <text:p text:style-name="Text_20_body">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Emphasis">The Open Organization</text:span>, for instance, I describe how sharing my priority of making Red Hat more customer-focused—and thereby inviting others to help me achieve it—generated unique, creative, and valuable insights from people across the organization.</text:p>
      <text:p text:style-name="Text_20_body">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Emphasis">actually developing</text:span> those solutions, so associates have genuine influence over both the course their work will take and the purpose it will serve.</text:p>
      <text:p text:style-name="P19">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9">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Heading_20_3" text:outline-level="3">Develop your EQ</text:h>
      <text:p text:style-name="P38"><text:span text:style-name="T3">In an open organization, leaders must be sensitive to nuances—knowing how to share and how to invite collaboration in ways that keep an organization from dissolving into chaos. A leader's mandate to help people do their best work involves not </text:span><text:soft-page-break/><text:span text:style-name="T3">just an understanding of leadership capabilities like connection, trust, and transparency, but also a certain familiarity with—and sensitivity to—the feelings, emotions, and passions of the people that leader is trying to help.</text:span></text:p>
      <text:p text:style-name="P38"><text:span text:style-name="T3">In </text:span><text:span text:style-name="Emphasis">The Open Organization</text:span><text:span text:style-name="T3">,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span></text:p>
      <text:p text:style-name="P5">Spotting those opportune moments—really sensing them—requires leaders to be in tune with their organizations' emotional atmospheres.</text:p>
      <text:p text:style-name="P5">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5">The trick for leaders is providing enough clarity of purpose—enough context—that people are able to help an organization accomplish its goals, but not so much that they're impeded from exercising their creativity and initiative in the process.</text:p>
      <text:p text:style-name="P5">Information overload doesn't create context. Distraction doesn't create context. Strong emotional intelligence helps leaders avoid both.</text:p>
      <text:h text:style-name="Heading_20_3" text:outline-level="3"><text:soft-page-break/>Be a catalyst, not a commander</text:h>
      <text:p text:style-name="P5">Deciding to share (and determining how to share) drives open leaders to an important conclusion: a group is always going to produce a better solution than an individual.</text:p>
      <text:p text:style-name="P5">Leaders of conventional organizations are commanders. They dictate and prescribe both means and ends, then monitor people to make sure they use the former to achieve the latter.</text:p>
      <text:p text:style-name="P5">Leaders of open organizations are catalysts.</text:p>
      <text:p text:style-name="P5">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44"><text:span text:style-name="T11">I won't deny it: Being a leader means constantly being tempted to step in, to force decisions, to </text:span><text:span text:style-name="Emphasis"><text:span text:style-name="T25">command</text:span></text:span><text:span text:style-name="T11">.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span></text:p>
      <text:p text:style-name="P5">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44"><text:span text:style-name="T11">Without a doubt, being a catalyst is actually more difficult than being a commander. Since open organizations tend to be meritocracies, in which reputation and a long history of concrete contributions trump job titles as markers of organizational </text:span><text:soft-page-break/><text:span text:style-name="T11">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span></text:p>
      <text:p text:style-name="P5">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Heading_20_3" text:outline-level="3">A checklist</text:h>
      <text:p text:style-name="Text_20_body">So here's a checklist for those hoping to make a career leading an open organization. Being an open leader requires:</text:p>
      <text:list xml:id="list60515048" text:style-name="L2">
        <text:list-item>
          <text:p text:style-name="P139"><text:span text:style-name="Inline_20_Subhead">Willingness</text:span> to extend trust and share information</text:p>
        </text:list-item>
        <text:list-item>
          <text:p text:style-name="P139"><text:span text:style-name="Inline_20_Subhead">Appreciation</text:span> for transparency and collaboration whenever possible</text:p>
        </text:list-item>
        <text:list-item>
          <text:p text:style-name="P139"><text:span text:style-name="Inline_20_Subhead">Sensitivity</text:span> to the moods, emotions, and passions of the people that make up an organization</text:p>
        </text:list-item>
        <text:list-item>
          <text:p text:style-name="P139"><text:span text:style-name="Inline_20_Subhead">Knowledge</text:span> of not only what to share, but how to share it</text:p>
        </text:list-item>
        <text:list-item>
          <text:p text:style-name="P139"><text:span text:style-name="Inline_20_Subhead">Belief</text:span> that groups will consistently outperform individuals working in isolation</text:p>
        </text:list-item>
        <text:list-item>
          <text:p text:style-name="P139"><text:span text:style-name="Inline_20_Subhead">Trust</text:span> in those groups to drive necessary change</text:p>
        </text:list-item>
      </text:list>
      <text:p text:style-name="Text_20_body">Master all this, and you're well on your way to creating the most important thing a leader can provide: the context for people to do their best work.</text:p>
      <text:p text:style-name="P62">This essay originally appeared <text:span text:style-name="T27">at</text:span> Opensource.com, and was reprinted as part of the <text:span text:style-name="T3">The Open Organization Leaders Manual.</text:span></text:p>
      <text:h text:style-name="P107" text:outline-level="2"><text:bookmark-start text:name="__RefHeading___Toc2931_659062067"/>What the community has taught me about open organizations<text:bookmark-end text:name="__RefHeading___Toc2931_659062067"/></text:h>
      <text:p text:style-name="P90">When I was pitching <text:span text:style-name="Emphasis">The Open Organization</text:span>, publishers always asked me the same question: "Is this a book about management or leadership?"</text:p>
      <text:p text:style-name="P39">And my answer was always the same: "<text:span text:style-name="Emphasis">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4">But as the book took shape, its eventual publisher, Harvard Business Review Press, insisted otherwise. "So much of this book is about leadership," people at the press told me. "It talks about are things you're asking leaders to recognize and do to motivate associates."</text:p>
      <text:p text:style-name="P24">So I took a step back and really thought about what they were suggesting. And that prompted me to reflect on the nature of the question at the heart of the matter: "Is this book about management or about leadership?"</text:p>
      <text:p text:style-name="P24">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4"><text:soft-page-break/>The key to the conundrum, I realized, is emotion. As I argue in <text:span text:style-name="Emphasis">The Open Organization</text:span>, classic management theories try to pretend that emotions don't exist in organizational contexts. It's one of the assumptions they make in order to justify their models of the way the 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10">We're beginning to learn that these assumptions are seriously misguided. New research in behavioral economics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39"><text:span text:style-name="T3">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ext:span><text:soft-page-break/><text:span text:style-name="T3">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span></text:p>
      <text:p text:style-name="P39"><text:span text:style-name="T3">But when you think about management and leadership, you immediately realize that they're both essentially attempting to understand the same thing: How can we get people to work together, in a coordinated fashion? They shouldn't be separate. Truthfully, they </text:span><text:span text:style-name="Emphasis">aren't</text:span><text:span text:style-name="T3"> separate. They only seem separate because we've thought about them this way for years.</text:span></text:p>
      <text:p text:style-name="P39"><text:span text:style-name="T3">So is the book about management </text:span><text:span text:style-name="Emphasis">or</text:span><text:span text:style-name="T3"> leadership? I'd argue it's about </text:span><text:span text:style-name="Emphasis">both</text:span><text:span text:style-name="T3"> management </text:span><text:span text:style-name="Emphasis">and</text:span><text:span text:style-name="T3"> leadership: two arts of coordinating people's efforts, finally reunited.</text:span></text:p>
      <text:p text:style-name="P10"><text:span text:style-name="T33">C</text:span>onversations with managers, leaders, and readers in the <text:span text:style-name="T26">open organization</text:span> community have taught me this important lesson. And those conversations almost inevitably raise the following question: <text:span text:style-name="Emphasis">What's next?</text:span> How can we begin putting open organizational practices in place? Where will open thinking eventually lead us?</text:p>
      <text:p text:style-name="P46">The truth is that I don't know. But I do know this: We can look to open source communities to show us the way.</text:p>
      <text:p text:style-name="P46">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46">And we'll continue looking to them for guidance on our journey, because they represent our greatest hope for making <text:soft-page-break/>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p text:style-name="P63"><text:span text:style-name="T26">This essay originally appeared as the introduction to </text:span><text:span text:style-name="T12">The Open Organization Field Guide</text:span><text:span text:style-name="T17">, and was later </text:span><text:span text:style-name="T18">reprinted</text:span><text:span text:style-name="T17"> </text:span><text:span text:style-name="T16">at</text:span><text:span text:style-name="T17"> Opensource.com.</text:span></text:p>
      <text:h text:style-name="P108" text:outline-level="2"><text:bookmark-start text:name="__RefHeading___Toc1022_3449510632"/>Want to be a great leader? Assume positive intent<text:bookmark-end text:name="__RefHeading___Toc1022_3449510632"/></text:h>
      <text:p text:style-name="P88">Open source communities are some of the most passionate organizations I've ever seen. Their members care deeply about the work they do (often voluntarily), and that passion drives incredible innovations. That's no small feat, because open source communities are often collaborating in the face of geographic, cultural, and technological barriers that can lead to unfortunate misunderstandings.</text:p>
      <text:p text:style-name="P21">And yet open source communities are also extraordinarily resilient. Some of them have found clever ways to refocus their energies and eliminate sources of conflict.</text:p>
      <text:p text:style-name="P21">I really like one in particular: "Always assume positive intent." It's something I occasionally hear community members say to each other when passions are running high.</text:p>
      <text:p text:style-name="P21">Here's what it means to me.</text:p>
      <text:h text:style-name="P119" text:outline-level="3">Motivation and action</text:h>
      <text:p text:style-name="P7">Motivations are invisible. Actions, on the other hand, are very visible. The way we connect the two is important.</text:p>
      <text:p text:style-name="P7">When people collaborate—when they invest in a project together and all want it to succeed—they're constantly observing and reacting to the actions they see from others. But they're making assumptions about what they can't see: the reasoning behind those actions, the motivations or intentions.</text:p>
      <text:p text:style-name="P7">People that have worked together for long periods of time have developed a deep understanding of one another's personal<text:soft-page-break/>ities, habits, and approaches to challenges. They "get" one another. That means they've learned to make positive connections between what they observe co-workers doing (the visible) and what they assume those co-workers are thinking when they're doing it (the invisible).</text:p>
      <text:p text:style-name="P7">In open organizations, where people are constantly reaching across teams (even beyond organizational boundaries) to link with folks they may be meeting for the first time, making productive connections between action and motivation is critical. I've learned that the best way to create those productive relationships is to assume the best in what I can't see—that is, to assume people are acting with positive intent.</text:p>
      <text:p text:style-name="P7">This means assuming, from the start, that people are:</text:p>
      <text:list xml:id="list99500074" text:style-name="L3">
        <text:list-item>
          <text:p text:style-name="P140">trying to help you—not trying to undercut or deceive you</text:p>
        </text:list-item>
        <text:list-item>
          <text:p text:style-name="P140">trying to make a project better for everyone—not to bend it toward their own priorities or vision</text:p>
        </text:list-item>
        <text:list-item>
          <text:p text:style-name="P140">doing the best they can with the data, resources, and perspective they have, to make the most sound choices they can—not acting without consideration, or even with malice</text:p>
        </text:list-item>
      </text:list>
      <text:p text:style-name="P34">This strategy has worked well for me.</text:p>
      <text:h text:style-name="Heading_20_3" text:outline-level="3">Shifting assumptions</text:h>
      <text:p text:style-name="P34">For example, a few months ago I held a town hall meeting with all Red Hat associates. We were on the cusp of a new calendar year, we had plenty of ambitious goals in front of us, and I wanted to get a sense for what people were thinking and feeling before the holidays.</text:p>
      <text:p text:style-name="P34">So I scheduled the meeting. Immediately, the emails poured in.</text:p>
      <text:p text:style-name="P34">"What's the big announcement?" people asked me. "Can you brief me on the big news in advance?" said others. "How <text:soft-page-break/>should I prepare my teams for what you're going to say?" others wondered. I quickly realized that these people were making some drastic assumptions about my motivations for calling the meeting.</text:p>
      <text:p text:style-name="P34">So I needed to follow my own advice and ask myself: Why would people act this way? By assuming positive intent on their part, I was able to realize that they were simply trying to do what all good open leaders do: gather appropriate data ahead of big decisions so they could set some context for their teammates before I surprised them with something.</text:p>
      <text:p text:style-name="P34">But I had no big announcement to share. When people realized this, they were better able to make positive inferences about my intentions too. (By the way, the town hall was great. Thousands of associates attended and I was able to answer more than a dozen of the pointed and thoughtful questions they asked. I learned a lot.)</text:p>
      <text:h text:style-name="Heading_20_3" text:outline-level="3">Fostering positivity</text:h>
      <text:p text:style-name="P34">Open leaders need to create environments where assuming positive intent is a "default" mode of thinking for everyone. It leads to more productive teamwork, a more open working environment, and outcomes that are more satisfying to more associates. I'll be the first to admit that it's not easy to do. But I do have a few tips for leaders hoping to foster this kind of attitude:</text:p>
      <text:list xml:id="list4281664342" text:style-name="L4">
        <text:list-item>
          <text:p text:style-name="P141"><text:span text:style-name="Inline_20_Subhead">Create a culture in which common goals are obvious and transparent.</text:span> Record them publicly, track them, and circle back to them repeatedly. This way, everyone will know that their teammates know the group's collective mission and are more likely to assume they're working with the same intentions.</text:p>
        </text:list-item>
        <text:list-item>
          <text:p text:style-name="P141"><text:soft-page-break/><text:span text:style-name="Inline_20_Subhead">Model the behavior you want to see.</text:span> Assume positive intent on behalf of your leadership teams and associates. At Red Hat, our People team has developed some great strategies for making this kind of thinking the norm.<text:note text:id="ftn13" text:note-class="footnote"><text:note-citation>13</text:note-citation><text:note-body><text:p text:style-name="P57">See both https://opensource.com/open-organization/17/1/force-for-good-community and https://opensource.com/business/15/5/5-ways-promote-inclusive-environment</text:p></text:note-body></text:note></text:p>
        </text:list-item>
        <text:list-item>
          <text:p text:style-name="P141"><text:span text:style-name="Inline_20_Subhead">Practice patience.</text:span> Before jumping to conclusions about people's intentions, stop and ask yourself about their frames of reference. Do they share the same context you do? And do you understand everything they do? Sometimes, others simply don't see what you see: Something that's a big deal to you might not be to someone else. Take the time to initiate a conversation and align your priorities.</text:p>
        </text:list-item>
      </text:list>
      <text:p text:style-name="Text_20_body">I'm certainly not suggesting that everyone, everywhere, in every organization always acts with positive intent. Sometimes they don't! But I've found it's best to trust people.<text:note text:id="ftn14" text:note-class="footnote"><text:note-citation>14</text:note-citation><text:note-body><text:p text:style-name="P58">See both https://opensource.com/open-organization/15/7/trust-endgame-open-organizations and https://opensource.com/open-organization/16/10/building-organizational-trust</text:p></text:note-body></text:note> Let them prove their negative intentions to you, rather than assuming the worst.</text:p>
      <text:p text:style-name="P71">This essay originally appeared at Opensource.com.</text:p>
      <text:h text:style-name="P109" text:outline-level="2"><text:bookmark-start text:name="__RefHeading___Toc1626_1500227796"/>Why your people need to collide more, not less<text:bookmark-end text:name="__RefHeading___Toc1626_1500227796"/></text:h>
      <text:p text:style-name="P92">Any organization is fundamentally a pattern of interactions between people. The nature of those interactions—their quality, their frequency, their outcomes—is the most important product an organization can create. Perhaps <text:span text:style-name="T30">counter-intuitively</text:span>, recognizing this fact has never been more important than it is today—a time when digital technologies are reshaping not only <text:span text:style-name="Emphasis">how</text:span> we work but also <text:span text:style-name="Emphasis">what</text:span> we do when we come together.</text:p>
      <text:p text:style-name="P42">And yet many organizational leaders treat those interactions between people as obstacles or hindrances to avoid or eliminate, rather than as the powerful sources of innovation they really are.</text:p>
      <text:p text:style-name="P42">That's why we're observing that some of the most successful organizations today are those capable of shifting the way they think about the value of the interactions in the workplace. And to do that, they've radically altered their approach to management and leadership.</text:p>
      <text:h text:style-name="Heading_20_3" text:outline-level="3">Moving beyond mechanical management</text:h>
      <text:p text:style-name="P26">Simply put, traditionally managed organizations treat unanticipated interactions between stakeholders as potentially destructive forces—and therefore as costs to be mitigated.</text:p>
      <text:p text:style-name="P49">This view has a long, storied history in the field of economics. But it's perhaps nowhere more clear than in the early writing of Nobel Prize-winning economist Ronald Coase. In 1937, Coase published "The Nature of the Firm," an essay about <text:soft-page-break/>the reasons people organized into firms to work on large-scale projects<text:note text:id="ftn15" text:note-class="footnote"><text:note-citation>15</text:note-citation><text:note-body><text:p text:style-name="Footnote">http://onlinelibrary.wiley.com/doi/10.1111/j.1468-0335.1937.tb00002.x/full</text:p></text:note-body></text:note>—rather than tackle those projects alone. Coase argued that when the cost of coordinating workers together <text:span text:style-name="Emphasis">inside</text:span> a firm is less than that of similar market transactions <text:span text:style-name="Emphasis">outside</text:span>, people will tend to organize so they can reap the benefits of lower operating costs.</text:p>
      <text:p text:style-name="P49">But at some point, Coase's theory goes, the work of coordinating interactions between so many people inside the firm actually outweighs the benefits of having an organization in the first place. The complexity of those interactions becomes too difficult to handle. Management, then, should serve the function of decreasing this complexity. Its primary goal is coordination, eliminating the costs associated with messy interpersonal interactions that could slow the firm and reduce its efficiency. As one Fortune 100 CEO recently told me, "Failures happen most often around organizational handoffs."</text:p>
      <text:p text:style-name="P49">This makes sense to people practicing what I've called "mechanical management," where managing people is the act of keeping them focused on specific, repeatable, specialized tasks. Here, management's key function is optimizing coordination costs—ensuring that every specialized component of the finely-tuned organizational machine doesn't impinge on the others and slow them down. Managers work to avoid failures by coordinating different functions across the organization (accounts payable, research and development, engineering, human resources, sales, and so on) to get them to operate toward a common goal. And managers create value by controlling information flows, intervening only when functions become misaligned.</text:p>
      <text:p text:style-name="P49"><text:soft-page-break/>Today, when so many of these traditionally well-defined tasks have become automated, value creation is much more a result of novel <text:span text:style-name="Emphasis">innovation</text:span> and <text:span text:style-name="Emphasis">problem solving</text:span>—<text:span text:style-name="Emphasis">not</text:span> finding new ways to drive efficiency from repeatable processes. But numerous studies demonstrate that innovative, problem-solving activity occurs much more regularly when people work in cross-functional teams—<text:span text:style-name="Emphasis">not</text:span> as isolated individuals or groups constrained by single-functional silos. This kind of activity can lead to what some call "accidental integration": the serendipitous innovation that occurs when old elements combine in new and unforeseen ways.</text:p>
      <text:p text:style-name="P49">That's why working collaboratively has now become a necessity that managers need to foster, not eliminate.</text:p>
      <text:h text:style-name="P120" text:outline-level="3">From coordination to collaboration</text:h>
      <text:p text:style-name="P12">Reframing the value of the firm—from something that coordinated individual transactions to something that produces novel innovations—means rethinking the value of the relations at the core of our organizations. And that begins with reimagining the task of management, which is no longer concerned primarily with <text:span text:style-name="Emphasis">minimizing coordination costs</text:span> but <text:span text:style-name="Emphasis">maximizing cooperation opportunities</text:span>.</text:p>
      <text:p text:style-name="P49"><text:span text:style-name="T11">Too few of our tried-and-true management practices have this goal. If they're seeking greater innovation, managers need to encourage </text:span><text:span text:style-name="Emphasis"><text:span text:style-name="T25">more</text:span></text:span><text:span text:style-name="T11"> interactions between people in different functional areas, not fewer. A cross-functional team may not be as </text:span><text:span text:style-name="Emphasis"><text:span text:style-name="T25">efficient</text:span></text:span><text:span text:style-name="T11"> as one composed of people with the same skill sets. But a cross-functional team is more likely to be the one connecting points between elements in your organization that no one had ever thought to connect (the one more likely, in other words, to achieve accidental integration).</text:span></text:p>
      <text:p text:style-name="P33">I have three suggestions for leaders interested in making this shift:</text:p>
      <text:p text:style-name="P33"><text:soft-page-break/>First, <text:span text:style-name="Emphasis">define organizations around processes, not functions</text:span>. We've seen this strategy work in enterprise IT, for example, in the case of DevOps, where teams emerge around end goals (like a mobile application or a website), not singular functions (like developing, testing, and production). In DevOps environments, the same team that writes the code is responsible for maintaining it once it's in production. (We've found that when the same people who write the code are the ones woken up when it fails at 3 a.m., we get better code.)</text:p>
      <text:p text:style-name="P33">Second, <text:span text:style-name="Emphasis">define work around the optimal organization rather than the organization around the work</text:span>. Amazon is a good example of this strategy. Teams usually stick to the "Two Pizza Rule" when establishing optimal conditions for collaboration. In other words, Amazon leaders have determined that the best-sized team for maximum innovation is about 10 people, or a group they can feed with two pizzas. If the problem gets bigger than that two-pizza team can handle, they split the problem into two simpler problems, dividing the work between multiple teams rather than adding more people to the single team.</text:p>
      <text:p text:style-name="P33">And third, to foster creative behavior and really get people cooperating with one another, do whatever you can to <text:span text:style-name="Emphasis">cultivate a culture of honest and direct feedback</text:span>. Be straightforward and, as I wrote in <text:span text:style-name="Emphasis">The Open Organization</text:span>, let the sparks fly; have frank conversations and let the best ideas win.</text:p>
      <text:h text:style-name="Heading_20_3" text:outline-level="3">Let it go</text:h>
      <text:p text:style-name="P33">I realize that asking managers to significantly shift the way they think about their roles can lead to fear and skepticism. Some managers define their performance (and their very identities) by the control they exert over information and people. But the more you dictate the specific ways your organization should do something, the more static and brittle that activity becomes. Agility requires letting go—giving up a certain degree of control.</text:p>
      <text:p text:style-name="P33"><text:soft-page-break/>Front-line managers will see their roles morph from <text:span text:style-name="Emphasis">dictating and monitoring</text:span> to <text:span text:style-name="Emphasis">enabling and supporting</text:span>. Instead of setting individual-oriented goals, they'll need to set group-oriented goals. Instead of developing individual incentives, they'll need to consider group-oriented incentives.</text:p>
      <text:p text:style-name="P33">Because ultimately, their goal should be to create the context in which their teams can do their best work.</text:p>
      <text:p text:style-name="P70">This essay originally appeared at Opensource.com.</text:p>
      <text:h text:style-name="P113" text:outline-level="2"><text:bookmark-start text:name="__RefHeading___Toc1930_2188464710"/>Why aren't we more invested in our work?<text:bookmark-end text:name="__RefHeading___Toc1930_2188464710"/></text:h>
      <text:p text:style-name="P93">Understanding employee engagement is difficult—and so is defining engagement in the first place. Many smart people offer different definitions of "engagement,"<text:note text:id="ftn16" text:note-class="footnote"><text:note-citation>16</text:note-citation><text:note-body><text:p text:style-name="Footnote">https://www.forbes.com/sites/forbescoachescouncil/2018/02/21/if-engagement-is-a-problem-why-cant-we-define-it/#5f919750416b</text:p></text:note-body></text:note> but most seem to agree that it refers to the emotional connection people feel to their work.</text:p>
      <text:p text:style-name="P27">And it's becoming one of the most frequently cited challenges for organizations around the world. Statistics about employee engagement tell a sobering story. For example, a Gallup study<text:note text:id="ftn17" text:note-class="footnote"><text:note-citation>17</text:note-citation><text:note-body><text:p text:style-name="Footnote">http://news.gallup.com/reports/220313/state-global-workplace-2017.aspx</text:p></text:note-body></text:note> found that only 15% of employees globally feel engaged at work (in the U.S. and Canada, that number is 31%—not much better).</text:p>
      <text:p text:style-name="Text_20_body">As the nature of work changes, the factors keeping people <text:span text:style-name="Emphasis">invested in</text:span> and <text:span text:style-name="Emphasis">motivated by</text:span> that work are changing, too. What's clear is that our conventional strategies for cultivating engagement may no longer work. We need to rethink our approach.</text:p>
      <text:h text:style-name="Heading_20_3" text:outline-level="3">New motivators</text:h>
      <text:p text:style-name="Text_20_body">When traditional management systems (what I've called "mechanical management") were developed, most people's work <text:soft-page-break/>could be precisely specified. It was rote and routine. So management focused primarily on dictating actions—defining organizational functions and making sure all those functions fit together in a seamless and efficient whole. In other words, it was managers' job to ensure people were following prescribed behaviors.</text:p>
      <text:p text:style-name="Text_20_body">Organizational reward systems reinforced this. The best employees—those that performed their prescribed tasks most efficiently and with fewest deviations—received raises, bonuses, or promotions aimed at getting them to keep doing what they were doing (maybe even work a little harder at it). Rewards like those compensated for the relatively unfulfilling nature of the work itself; they seemed to acknowledge the fact that it wasn't much of a reward on its own. They were <text:span text:style-name="Emphasis">extrinsic</text:span> motivators.</text:p>
      <text:p text:style-name="Text_20_body">But as the Gallup study underscores, much has changed. Today, many jobs require initiative, judgment, and creativity more than efficiency and an ability to enact prescribed plans. That's changing our understanding of productivity, too. With routine work, the difference between an organization's most productive worker and the rest of the workforce might be between 5% and 10%. But with work that emphasizes innovation over efficiency, the most productive worker can be 10 times—even 100 times—more valuable than the average employee.</text:p>
      <text:p text:style-name="Text_20_body">Current research suggests that extrinsic rewards (like bonuses or promotions) are great at motivating people to perform routine tasks—but are actually counterproductive when we use them to motivate creative problem-solving or innovation. That means that the value of <text:span text:style-name="Emphasis">intrinsic</text:span> motivation is rising, which is why cultivating employee engagement is such an important topic right now.</text:p>
      <text:p text:style-name="Text_20_body">Don't get me wrong: I'm not suggesting that people no longer want to be paid for their work. But a paycheck alone is <text:soft-page-break/>no longer enough to maintain engagement. As work becomes more difficult to specify and observe, managers have to ensure excellent performance via methods other than prescription, observation, and inspection. Micromanaging complex work is impossible.</text:p>
      <text:h text:style-name="P121" text:outline-level="3">Re-engaging</text:h>
      <text:p text:style-name="P50">It's important to recognize that engagement is not the same as morale. It's much deeper (and more complicated) than that. Yet traditional management practices focus almost exclusively on morale—which you could define as keeping people content with the precisely prescribed work specified for them.</text:p>
      <text:p text:style-name="P13">Engagement is an indicator of something that runs much deeper: your organizational culture.<text:note text:id="ftn18" text:note-class="footnote"><text:note-citation>18</text:note-citation><text:note-body><text:p text:style-name="Footnote">https://www.forbes.com/sites/forbescoachescouncil/2018/02/21/if-engagement-is-a-problem-why-cant-we-define-it/#62c24a2a416b</text:p></text:note-body></text:note> So to begin addressing engagement issues, you'll need to focus on both the principles your organization stresses and the routine practices you enact to reinforce those principles. It starts with the much more demanding problem of people's <text:span text:style-name="Emphasis">intrinsic</text:span> motivations to remain invested in their work. You might begin in one of the following ways.</text:p>
      <text:p text:style-name="P50"><text:span text:style-name="Inline_20_Subhead"><text:span text:style-name="T11">Connect to a mission and purpose.</text:span></text:span><text:span text:style-name="T11"> As I explained in </text:span><text:span text:style-name="Emphasis"><text:span text:style-name="T25">The Open Organization</text:span></text:span><text:span text:style-name="T11"> (and as Simon Sinek has also argued) innovative, engaged organizations always foreground why they exist, why they continue to do what they do. Even more importantly, they make sure everyone in the organization understands that purpose—and specifically </text:span><text:span text:style-name="Emphasis"><text:span text:style-name="T25">how</text:span></text:span><text:span text:style-name="T11"> their work,is connected to it. When people understand the ways their work impacts not only the organization but also the wider world beyond it, they're more likely to feel more motivated by that work (because they can more easily see the difference they're making). Red Hat, for </text:span><text:soft-page-break/><text:span text:style-name="T11">example, is a mission-driven company; Red Hatters are passionate about the fact that working on open source projects alongside open source communities impacts the world in an extremely positive way. That intense passion sets the foundation for powerful engagement.</text:span></text:p>
      <text:p text:style-name="P35"><text:span text:style-name="Inline_20_Subhead">Reconsider your view of failure.</text:span> People are less likely to engage deeply with their work when they feel like they can't take be creative and attempt to innovate. So alter your approach to feedback and failure to ensure people feel safe taking risks. One problem with applying traditional performance management measurements to creative tasks is that innovative behavior requires some latitude for experimentation and uncertainty. And to be clear: Most experiments will fail. But we learn from them—and that learning, in itself, is a type of success—so help your teams develop a finer-grained language for describing "success" and "failure." People who aren't perpetually fearful of being disciplined if they make a "bad call" will be more motivated to solve customer issues in new, creative ways—and they'll feel more engaged as a result.</text:p>
      <text:p text:style-name="P35"><text:span text:style-name="Inline_20_Subhead">Cultivate a sense of ownership.</text:span> Employees who feel like they have a real, personal stake in the success or failure of a project are going to funnel more energy into that project. We see this kind of passionate commitment at work all the time in open source communities, where collaborators work intensely on technologies not because of the monetary compensation they receive for their work—quite often, there isn't any—but because they have a personal investment in the destiny of something they helped create. As more organizations adopt these open source technologies, leaders are experiencing the power of this kind of engagement. "I'm letting my developers contribute to open source," some have told me, "not because I care at all about open source, and not because I think I necessarily want <text:soft-page-break/>them to do it (as a matter of fact, I had to argue with legal about it). But I can't hire talent if I don't let them contribute." People want to work on—and feel personally responsible for—something bigger than themselves. Handing over control of key projects can be scary for conventional managers, but by doing so they'll begin building more engaged teams.</text:p>
      <text:p text:style-name="P35">These three tips alone won't be enough to fix an organization's culturally rooted engagement issues, but they're a way to begin the difficult task of making people more satisfied, more invested, and more motivated at work.</text:p>
      <text:p text:style-name="P72">This essay originally appeared at Opensource.com.</text:p>
      <text:p text:style-name="P133"/>
      <text:h text:style-name="P101" text:outline-level="1"><text:bookmark-start text:name="__RefHeading___Toc602_3129283096"/>Part 3: Open Culture<text:bookmark-end text:name="__RefHeading___Toc602_3129283096"/></text:h>
      <text:p text:style-name="P98"/>
      <text:h text:style-name="P110" text:outline-level="2"><text:bookmark-start text:name="__RefHeading___Toc604_3129283096"/>Appreciating the full power of open<text:bookmark-end text:name="__RefHeading___Toc604_3129283096"/></text:h>
      <text:p text:style-name="P86"><text:span text:style-name="T33">This </text:span>was a big year for open source. As <text:span text:style-name="Emphasis">Wired</text:span><text:note text:id="ftn19" text:note-class="footnote"><text:note-citation>19</text:note-citation><text:note-body><text:p text:style-name="Footnote">http://www.wired.com/2015/12/2015-the-year-that-open-source-software-went-nuclear/</text:p></text:note-body></text:note> put it, 2015 was the year open source software "went nuclear.<text:span text:style-name="T22">"</text:span> More people than ever seem to realize the power of open—not just as a programming methodology, but as a better way to accomplish just about anything.</text:p>
      <text:p text:style-name="P19">Of course, as the term "open" gains popularity, its meaning shifts. Sometimes, it shifts so much that we risk overlooking precisely what's making it incredibly important today. If you want to help your organization leverage the power of open, it may be helpful if everyone understands and appreciates what makes the open source way so special.</text:p>
      <text:p text:style-name="P19">In my mind, something is open when it emphasizes in equal measure the qualities of sharing, collaboration, and transparency.</text:p>
      <text:h text:style-name="P122" text:outline-level="3">Share and share alike</text:h>
      <text:p text:style-name="P5">Sharing something (like a line of software code, your favorite recipe, or an idea) is a prerequisite for making it open. A group of people working together will always produce a better result than any one person working in isolation. To work together, groups must share their ideas, insights, suggestions, and failures.</text:p>
      <text:p text:style-name="P5"><text:soft-page-break/>While this may sound obvious, it's also very difficult to do, especially in an economic and cultural climate that tends to promote individual ownership and celebrate singular creators.<text:note text:id="ftn20" text:note-class="footnote"><text:note-citation>20</text:note-citation><text:note-body><text:p text:style-name="Footnote">https://hbr.org/2016/04/its-time-to-bury-the-idea-of-the-lone-genius-innovator</text:p></text:note-body></text:note> People tend to fear that sharing will somehow diminish their own power or authority. "Why should I share," they think, "when I could benefit from controlling access to something valuable?"</text:p>
      <text:p text:style-name="P5">Maybe they guard their recipes and only share finished dishes. Maybe they license their software restrictively or keep its source code secret. Whatever the means, people seem reluctant to share, and they worry they'll lose something by doing so.</text:p>
      <text:p text:style-name="Text_20_body">Open source communities have taught us that this just isn't true. Sharing something often increases its value, because sharing allows more and more smart, creative people to get their hands on it. The value actually increases as you remove restrictions to sharing—if you share as much as you can with as many people as you can. That means sharing your instructions, your recipe, your source code, and opening it up to everyone, not limiting access to certain persons, groups, or "fields of endeavor," as the Open Source Initiative puts it.<text:note text:id="ftn21" text:note-class="footnote"><text:note-citation>21</text:note-citation><text:note-body><text:p text:style-name="Footnote">https://opensource.org/osd</text:p></text:note-body></text:note></text:p>
      <text:p text:style-name="Text_20_body">But as important as sharing is, sharing alone is not enough to make something open. I've watched some people claim they're sharing simply by giving an already-finished product away for free. You sometimes see this with various open education initiatives, where content creators share courses by making them available for public consumption online. While this certainly is a nice gesture, these initiatives don't necessarily encourage or even allow others to reuse, modify, or share the materials in turn.</text:p>
      <text:p text:style-name="Text_20_body"><text:soft-page-break/>That's why, when it comes to being open, sharing and collaboration go hand in hand.</text:p>
      <text:h text:style-name="Heading_20_3" text:outline-level="3">Collaborate to innovate</text:h>
      <text:p text:style-name="P28">Openness is a surefire path to better and faster innovation. But innovation, by definition, involves change. Innovation occurs only when people feel a certain freedom to manipulate, experiment, and tinker. Something is open not only if it's shared or available, but also when it's collaborative or manipulable.</text:p>
      <text:p text:style-name="P28">At its core, collaboration involves joint work. It's undertaking something together with the understanding that working this way will produce superior results. Collaboration also implies a certain attitude toward failure—"openness" to it, you might say. When we collaborate, we open not only our products to continual revision and refinement, but also ourselves to feedback and critique. Open source communities' ability to rapidly prototype, for example, wouldn't be possible without this spirit of collaborative openness.</text:p>
      <text:p text:style-name="P28">When you share without collaborating, you're missing something important. It's the intent and mindset behind an act of sharing that fosters openness. Think about it this way: Are you sharing something just because you want other people to accept, embrace, or adopt it in its final form? Or are you sharing it because you're inviting them to work on it with you? To remix it? To modify, adapt, repurpose, or grow it? The content might be open in the sense that it's freely shared or distributed. But we've all seen examples where a creator's attitude is clearly closed to the possibility of others using that content as the basis for further innovation.</text:p>
      <text:p text:style-name="P28">I call this an "attitude" specifically to point out that openness is more than a licensing issue. It's a cultural issue, something that can be rooted in an individual's mindset and an organization's DNA. People can try to make something open by <text:soft-page-break/>sharing it widely—yet, at the same time, they can be reluctant to allow others to modify, adapt, or build on what they're sharing. They aren't "open" to that.</text:p>
      <text:p text:style-name="P28">Yet even combining sharing and collaboration still doesn't fully capture the power of open. Transparency is essential, too.</text:p>
      <text:h text:style-name="Heading_20_3" text:outline-level="3">Transparent thinking</text:h>
      <text:p text:style-name="Text_20_body">Something is transparent when anyone can view its inner workings. In the software world, transparency is at work when people publish the source code<text:note text:id="ftn22" text:note-class="footnote"><text:note-citation>22</text:note-citation><text:note-body><text:p text:style-name="Footnote">https://opensource.com/resources/what-open-source</text:p></text:note-body></text:note> for their programs so others can see exactly how those programs operate, then learn from them and scrutinize them for insecurities or inefficiencies. But transparency is obviously crucial outside the domain of software, too.</text:p>
      <text:p text:style-name="Text_20_body">The open government movement,<text:note text:id="ftn23" text:note-class="footnote"><text:note-citation>23</text:note-citation><text:note-body><text:p text:style-name="Footnote">https://opensource.com/resources/open-government</text:p></text:note-body></text:note> for example, emphasizes transparency of decision-making practices, the idea that everyone should be aware of the processes by which something important gets implemented or altered. So something is open if it's transparent (if everyone can see how it works, how it's put together, and how it came to be the way it is).</text:p>
      <text:p text:style-name="Text_20_body">For this reason especially, transparency is closely related to accountability. When something is transparent, anyone can tell who's responsible for it. At Red Hat, we care deeply about accountability. In fact, it's one of our core values. Quite simply, transparency helps keep people honest. It ensures that people in an organization own their decisions and actions. And it's integral to openness because without it people don't have the knowledge they need to make the impact they're trying to make, or they're not able to fully contribute to the best of their abilities.</text:p>
      <text:p text:style-name="Text_20_body"><text:soft-page-break/>It's important to realize, though, that transparency doesn't guarantee much on its own. People can be utterly transparent about decisions or ideas even while they're forcing them on others. They can make their rationale clear without any inclination that they're open to changing their minds about it.</text:p>
      <text:p text:style-name="Text_20_body">Likewise, leaders can claim to value transparency—and even act on those claims—without feeling any obligation to let it affect them. In <text:span text:style-name="Emphasis">The Open Organization</text:span>, I critique the "suggestion box" approach to transparency, where leaders invite others to openly (that is, transparently) submit their comments, questions, and suggestions about ways an organization can improve. I understand and appreciate the spirit of the gesture, but nothing about it guarantees leaders will actually read, let alone act on, those suggestions.</text:p>
      <text:h text:style-name="Heading_20_3" text:outline-level="3">Necessary, but not sufficient</text:h>
      <text:p text:style-name="Text_20_body">While each of these qualities is important, none in isolation is adequate for completely encapsulating the power of open. You must consider them all collectively, as a unit. Essentially, we might say that all are <text:span text:style-name="Emphasis">necessary</text:span> for openness, but none, by itself, is <text:span text:style-name="Emphasis">sufficient</text:span> to create openness.</text:p>
      <text:p text:style-name="Text_20_body">When you promote transparency in the absence of collaboration or sharing, you get a suggestion box. People are clear on what you're doing, but they aren't invited to participate in shaping what you're doing (so it's less valuable to everyone).</text:p>
      <text:p text:style-name="Text_20_body">Sharing without transparency or collaboration is possible, too. Think of a situation where people work on software projects in secret, then "throw them over the wall"<text:note text:id="ftn24" text:note-class="footnote"><text:note-citation>24</text:note-citation><text:note-body><text:p text:style-name="Footnote">http://www.netlingo.com/word/throw-it-over-the-wall.php</text:p></text:note-body></text:note> to an unsuspecting community that's completely unprepared to receive them. Not much value there, either.</text:p>
      <text:p text:style-name="Text_20_body"><text:soft-page-break/>And collaboration without sharing or transparency occurs when leaders invite others to work on part of a project while withholding key information about that project (maybe even the reasons they're working on the project in the first place).</text:p>
      <text:p text:style-name="Text_20_body">I don't consider any of these situations to be truly open—and I'm honestly not sure they create the most value for anyone involved.</text:p>
      <text:p text:style-name="Text_20_body">Open is more than a simple synonym for sharing, collaboration, and transparency. Open encompasses the power of all three forces working together in tandem.</text:p>
      <text:p text:style-name="Text_20_body">Combined with our mindset and our actions, it yields extraordinary results.</text:p>
      <text:p text:style-name="P59">This essay originally appeared at Opensource.com.</text:p>
      <text:h text:style-name="P111" text:outline-level="2"><text:bookmark-start text:name="__RefHeading___Toc2061_3129283096"/>How I discovered Linux's true power<text:bookmark-end text:name="__RefHeading___Toc2061_3129283096"/></text:h>
      <text:p text:style-name="P87">My Linux story begins like that of so many others—with an old computer and a desire to tinker.</text:p>
      <text:p text:style-name="P36">It was the late 1990s when I read an article about a UNIX-like operating system, "Linux," I could download and install for free. When I was a computer science major in college, my classmates and I regularly used Solaris to learn computing with UNIX. But we never had complete control over that technology. I remember we couldn't explore it the way we would have liked.</text:p>
      <text:p text:style-name="P36">This thing called "Linux" promised something different, a kind of openness and flexibility that seemed like the perfect prescription for my ailing laptop at the time. So I took the plunge, installed Slackware, and began using Linux.</text:p>
      <text:p text:style-name="P36">That use and familiarity with Linux would prove incredibly valuable when I was treasurer at Delta Air Lines. Beyond my role, I was genuinely interested in how people flew, why they flew, why they made the connections they made, why they chose nonstop flights over other options, and how much they tended to pay for nonstop flights as opposed to others. I decided to review a year's worth of Delta's network data to gain some insight into passenger psychology. (A quick aside: Many people aren't aware that airlines must record data from every 10th ticket they sell—the U.S. Department of Transportation makes this data available to the public as a free download.)</text:p>
      <text:p text:style-name="P36">But I encountered a problem: the data set I wanted to analyze was larger than 4GB, and back then Windows computers <text:soft-page-break/>couldn't handle files of that size. So, I moved all my data to a Linux machine where I could work with it the way I wanted. Linux enabled work that would have been impossible on other platforms. It allowed me to glean insights I would never have been able to otherwise. It helped me provide value to the company (and that saw me promoted to chief operating officer).</text:p>
      <text:p text:style-name="P36">Not only did Linux free my data, it also helped me advance my career.</text:p>
      <text:p text:style-name="P20">And yet even when I joined Red Hat in 2007, I continued to underestimate Linux's true power. I still considered "software freedom" principally a matter of price; I thought, as others have put it, that the "free" in "free software" meant "free as in beer" (in other words, that the value of free software was its extremely low cost for users). Eight years later, working at Red Hat has radically altered my perspective on multiple ideas (including the most effective way to run a company!),<text:note text:id="ftn25" text:note-class="footnote"><text:note-citation>25</text:note-citation><text:note-body><text:p text:style-name="Footnote">https://opensource.com/resources/what-open-organization</text:p></text:note-body></text:note> and my views on software freedom are not least among these.</text:p>
      <text:p text:style-name="P20">Only after spending time at Red Hat did I begin to truly understand the meaning of "free software"—that software should be "free as in speech," that it should be something we share, something on which we openly collaborate as we make the world a better place. At Red Hat, I quickly realized I was leading a company driven by something other than the profit motive. Like so many people attracted to Linux, I came for the technology, but stayed for the philosophy.</text:p>
      <text:p text:style-name="P20">In my years at Red Hat, I've witnessed firsthand the kind of excitement Linux can generate. At an event in Brazil, for example, the Brazilian president wanted to meet with me to express his interest in open source technologies and principles. The same thing happened during a trip to Poland, when the Pol<text:soft-page-break/>ish prime minister learned of my visit and asked to meet with me to discuss Linux. Something about the open source movement unites people across all kinds of boundaries, including political and geographic ones.</text:p>
      <text:p text:style-name="P20">In the technology world today, Linux has become the platform around which innovative people are building the next generation of computing. People are building the most exciting applications, languages, and frameworks to run on Linux. It's the default platform for burgeoning technological ecosystems around problems like big data, mobile, and analytics. Without Linux, all this activity simply wouldn't exist.</text:p>
      <text:p text:style-name="Text_20_body">As I sit and write this, I can glance around the room and spot five notebook computers all running different Linux distributions. And the computer I have in front of me is running Fedora 22. They'll all come in handy as I pursue my next Linux-related goal: acquiring my Red Hat Certified Systems Administrator certificate.</text:p>
      <text:p text:style-name="Text_20_body">I guess you could say I'm still tinkering.</text:p>
      <text:p text:style-name="P59">This essay originally appeared <text:span text:style-name="T23">at</text:span> Opensource.com as part of the "My Linux Story" series.</text:p>
      <text:h text:style-name="P111" text:outline-level="2"><text:bookmark-start text:name="__RefHeading___Toc2063_3129283096"/>What our families teach us about organizational life<text:bookmark-end text:name="__RefHeading___Toc2063_3129283096"/></text:h>
      <text:p text:style-name="P87">In October <text:span text:style-name="T23">2015 </text:span>I appeared on the 100th episode of The Dave and Gunnar Show,<text:note text:id="ftn26" text:note-class="footnote"><text:note-citation>26</text:note-citation><text:note-body><text:p text:style-name="Footnote">https://dgshow.org/2015/10/100-a-president-and-ceo-we-like/</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P37">That question actually came from Paul Smith, Red Hat's VP of Public Sector (you might recognize him as the guy who recently photobombed me<text:note text:id="ftn27" text:note-class="footnote"><text:note-citation>27</text:note-citation><text:note-body><text:p text:style-name="Footnote">https://twitter.com/pjsmithii/status/614207083785883648</text:p></text:note-body></text:note> at a book signing), who asked:</text:p>
      <text:p text:style-name="Quotations"><text:span text:style-name="T23">H</text:span>ow can you apply the open organization principles to your family life?</text:p>
      <text:p text:style-name="P20">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text:soft-page-break/>Emotions matter</text:h>
      <text:p text:style-name="P36"><text:span text:style-name="T3">When we're with our families, we recognize that emotions matter—and we express them. We laugh. We cry.</text:span><text:span text:style-name="T3"><text:note text:id="ftn28" text:note-class="footnote"><text:note-citation>28</text:note-citation><text:note-body><text:p text:style-name="Footnote">http://money.cnn.com/2015/06/09/pf/crying-at-work/</text:p></text:note-body></text:note></text:span><text:span text:style-name="T3"> We have impassioned debates. We're frank with one another, because we recognize that our deep relationships will outlast any single interaction (even a turbulent one). And we recognize that the people in our lives aren't entirely rational; they're motivated by more than their left-brain impulses. But we tend to check our emotional selves at the door when we enter the workplace.</text:span></text:p>
      <text:p text:style-name="P6">Why?</text:p>
      <text:p text:style-name="P36"><text:span text:style-name="T3">Emotions are a sign that we're deeply invested in what we're doing. Good leaders know how to read and gauge them (as I say in </text:span><text:span text:style-name="Emphasis">The Open Organization</text:span><text:span text:style-name="T3">,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span></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P43"><text:span text:style-name="T11">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text:span><text:soft-page-break/><text:span text:style-name="T11">working in the same direction. Questions like "What charities will we support this year?" or "Where will we vacation this summer?" are too often questions that individuals try to answer themselves when they should be bringing these to the group for a more robust discussion.</text:span></text:p>
      <text:h text:style-name="Heading_20_3" text:outline-level="3">Inclusive family decisions</text:h>
      <text:p text:style-name="P43">When goal setting becomes collaborative, it immediately becomes inclusive: Family members suddenly have a stake in family decisions, and they feel tied to the outcomes of those decisions. They embrace the group's objectives, and they work to help achieve them.</text:p>
      <text:p text:style-name="P29">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P29">So in response to Paul, I'd say: You might be asking the wrong question.</text:p>
      <text:p text:style-name="P29">The real question is not about how principles of open organizations can apply to life with a family. It's about what our family relationships can teach us about creating more open, inclusive, participatory, and humane workplaces.</text:p>
      <text:p text:style-name="P60"><text:soft-page-break/>This essay originally appeared at Opensource.com, and was reprinted as part of <text:span text:style-name="T3">The Open Organization Field Guide</text:span><text:span text:style-name="T15">.</text:span></text:p>
      <text:h text:style-name="P111" text:outline-level="2"><text:bookmark-start text:name="__RefHeading___Toc2065_3129283096"/>Like open source software, a book is more than its content<text:bookmark-end text:name="__RefHeading___Toc2065_3129283096"/></text:h>
      <text:p text:style-name="P87">Since launching the <text:span text:style-name="Emphasis">The Open Organization</text:span>, I've received questions about why we chose to distribute the book via a traditional publisher. Some have wondered why we didn't release the book with a Creative Commons license so people could remix, redistribute, and even translate the book as they wanted. Others wondered why we didn't crowdfund it so its audience could be more tied to its success. Several have asked why we didn't simply release the book online as a free download.</text:p>
      <text:p text:style-name="P36">Instead, we chose to partner with Harvard Business Review (HBR) Press. In many ways, HBR does for books what Red Hat does for open source software; it collaborates with creators and adds value to the products of these collaborations. Like any piece of open source software (such as Red Hat Enterprise Linux, for example), a book is far more than the content it contains. Like a software application, a book is a project with multiple stakeholders. It involves an agent that works to put the book on publishers' radars. It involves an editorial team that reviews manuscripts and suggests improvements. And it involves a marketing team that decides how best to develop and target potential audiences.</text:p>
      <text:p text:style-name="P36">HBR brought to this project an outstanding record of success in selecting, editing, publishing, and promoting business books. What's more, while we were writing <text:span text:style-name="Emphasis">The Open Organization</text:span>, HBR editors provided invaluable knowledge of our target <text:soft-page-break/>audience, and helped us organize and outline the book in ways business-savvy readers would appreciate.</text:p>
      <text:p text:style-name="P20">HBR also provided something else: the trust of its readers, who expect it to deliver something valuable (the same way our customers expect Red Hat to deliver valuable, tested solutions). We knew that by enlisting such a respected partner, we'd benefit not only from HBR's resources and expertise, but also from the HBR's strong reputation.</text:p>
      <text:p text:style-name="P20">Like Red Hat, professional presses incur expenses when they do their work. They therefore require a revenue model that will make their businesses sustainable. In the case of HBR, this model involves selling material licensed via traditional copyright terms. HBR taught us that retail outlets are the primary drivers of demand for business books like <text:span text:style-name="Emphasis">The Open Organization</text:span>, and those outlets (with their valuable consumer-facing shelf space) require a physical book to sell. They typically don't want to invest in showcasing a book that someone can download for free.</text:p>
      <text:p text:style-name="P20">In the end, we decided that pursuing a traditional book publishing model would best help us achieve our objectives: distributing <text:span text:style-name="Emphasis">The Open Organization</text:span> as widely as possible, and growing the community of leaders with whom we hope it resonates. Incidentally, growing that community also requires effort and resources. HBR has invested heavily in the book's success by promoting it at industry events and securing table space at major retail outlets. We've matched those contributions with our own community-building efforts, particularly the launch of a special section of Opensource.com where conversations about the book's ideas can take place.</text:p>
      <text:p text:style-name="P36"><text:span text:style-name="T3">In addition, it's important to recognize that Red Hat will not profit from the book. While we'll use some of the book's revenue to cover the costs we incurred writing it, once we cover those costs, we'll be donating all remaining proceeds to the </text:span><text:soft-page-break/><text:span text:style-name="T3">Electronic Frontier Foundation—a nonprofit organization defending civil liberties in the digital world.</text:span></text:p>
      <text:p text:style-name="P29">Running an organization means locating opportunities to work with all kinds of partners on the road to success. Publishing a book about an open organization is no different.</text:p>
      <text:p text:style-name="P61">This essay originally appeared at Opensource.com.</text:p>
      <text:h text:style-name="P111" text:outline-level="2"><text:bookmark-start text:name="__RefHeading___Toc2067_3129283096"/>Open education is more than open content<text:bookmark-end text:name="__RefHeading___Toc2067_3129283096"/></text:h>
      <text:p text:style-name="P87">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6">I love that quote, and in May <text:span text:style-name="T24">2016 </text:span>I shared it with a room full of educators, administrators, and open source advocates at New York University during the Open Summit, an open conversation about education.<text:note text:id="ftn29" text:note-class="footnote"><text:note-citation>29</text:note-citation><text:note-body><text:p text:style-name="Footnote">https://opensource.org/node/832</text:p></text:note-body></text:note> I believe it reveals something critical about the future of education and the positive role openness can play in the future, if we embrace it.</text:p>
      <text:p text:style-name="P20">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2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20"><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2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P123" text:outline-level="3">Creation beyond control</text:h>
      <text:p text:style-name="P6">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P6">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P6">And that's more evident today than it ever has been. Take big data, for example. In this exciting new field, every major innovation has been open sourced and shared, and what's been <text:soft-page-break/>possible has been because of developers' desire for transparency and collaboration.</text:p>
      <text:p text:style-name="P6">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P6">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P6">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P6">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9"><text:soft-page-break/>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9">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9">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P29">Thinking about educational organizations as catalysts raises one other interesting point: What happens to these organizations in an age of abundance?</text:p>
      <text:p text:style-name="P29">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ext:soft-page-break/>them available at little or no monetary cost to students. The "content" is losing its place as a key value generator.</text:p>
      <text:p text:style-name="P29">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P29">These aren't easy questions, by any stretch. But they're exactly the ones that challenge us in the open source software business, where our ongoing task is to create business models around abundance.</text:p>
      <text:p text:style-name="P29">Red Hat's product, for example, isn't software. The software is open source, easily accessible to others, and licensed to promote sharing. Development is community-oriented. The "content," in other words, is free and abundant.</text:p>
      <text:p text:style-name="P29">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P29">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2843705655" text:style-name="L5">
        <text:list-item>
          <text:p text:style-name="P142">What value do educational organizations provide?</text:p>
        </text:list-item>
        <text:list-item>
          <text:p text:style-name="P142"><text:soft-page-break/>What is their product?</text:p>
        </text:list-item>
        <text:list-item>
          <text:p text:style-name="P142">What role can they play today?</text:p>
        </text:list-item>
      </text:list>
      <text:p text:style-name="Text_20_body">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61">This essay originally appeared at Opensource.com as part of the "Back to School" series.</text:p>
      <text:h text:style-name="P100" text:outline-level="1"/>
      <text:h text:style-name="P100" text:outline-level="1"><text:bookmark-start text:name="__RefHeading___Toc842_1232125672"/>Learn More<text:bookmark-end text:name="__RefHeading___Toc842_1232125672"/></text:h>
      <text:p text:style-name="P97"/>
      <text:h text:style-name="P114" text:outline-level="2"><text:bookmark-start text:name="__RefHeading___Toc2382_190016556"/>Additional <text:span text:style-name="T20">resources</text:span><text:bookmark-end text:name="__RefHeading___Toc2382_190016556"/></text:h>
      <text:h text:style-name="P124" text:outline-level="3">The book series</text:h>
      <text:p text:style-name="P52">Continue reading about the future of work, management, and leadership in the <text:span text:style-name="T15">Open Organization</text:span><text:span text:style-name="T3"> book series. Get started at opensource.com/open-organization/resources/book-series.</text:span></text:p>
      <text:h text:style-name="P124" text:outline-level="3">The newsletter</text:h>
      <text:p text:style-name="P53"><text:span text:style-name="T4">Get open organization stories sent directly to your inbox. Visit </text:span><text:span text:style-name="T6">opensource.com/open-organization/resources/newsletter</text:span><text:span text:style-name="T4"> to sign up.</text:span></text:p>
      <text:h text:style-name="P124" text:outline-level="3"><text:span text:style-name="T9">T</text:span><text:span text:style-name="T3">he discussion list</text:span></text:h>
      <text:p text:style-name="P16"><text:span text:style-name="T7">Our community of writers, practitioners, and ambassadors regularly exchange resources and discuss </text:span><text:span text:style-name="T13">the themes of this book</text:span><text:span text:style-name="T7">. Chime in </text:span><text:span text:style-name="T6">at www.redhat.com/mailman/listinfo/openorg-list.</text:span></text:p>
      <text:h text:style-name="P125" text:outline-level="3"/>
      <text:h text:style-name="P115" text:outline-level="2"><text:bookmark-start text:name="__RefHeading___Toc2384_190016556"/>Get involved<text:bookmark-end text:name="__RefHeading___Toc2384_190016556"/></text:h>
      <text:h text:style-name="P126" text:outline-level="3">Share this book</text:h>
      <text:p text:style-name="P14">We've licensed this book with a Creative Commons license, so you're free to share a copy with anyone who might benefit from learning more about the ways open source values are changing organizations today. See the copyright statement for more detail.</text:p>
      <text:h text:style-name="P127" text:outline-level="3">Tell your story</text:h>
      <text:p text:style-name="P15">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128" text:outline-level="3">Join the community</text:h>
      <text:p text:style-name="P54"><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0">your </text:span><text:span text:style-name="T5">experience—and join us </text:span><text:span text:style-name="T8">at github.com/open-organization-ambassadors.</text:span></text:p>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1598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92</text:page-number></text:p>
      </style:footer>
    </style:master-page>
    <style:master-page style:name="Start_20_Page" style:display-name="Start Page" style:page-layout-name="Mpm2" style:next-style-name="Standard">
      <style:footer>
        <text:p text:style-name="Footer"><text:page-number text:select-page="current">8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97</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3.2$Linux_X86_64 LibreOffice_project/00$Build-2</meta:generator>
    <meta:editing-duration>P26DT11H1M6S</meta:editing-duration>
    <meta:editing-cycles>776</meta:editing-cycles>
    <dc:title>Open Organization Book</dc:title>
    <dc:date>2018-05-23T09:42:44.094570957</dc:date>
    <meta:document-statistic meta:table-count="0" meta:image-count="0" meta:object-count="0" meta:page-count="98" meta:paragraph-count="476" meta:word-count="16732" meta:character-count="108548" meta:non-whitespace-character-count="92469"/>
    <meta:template xlink:type="simple" xlink:actuate="onRequest" xlink:title="Open Organization Book" xlink:href="../../../../../.config/libreoffice/4/user/template/Open%20Organization%20Book.ott" meta:date="2017-03-02T13:55:41.957328267"/>
  </office:meta>
</office:document-meta>
</file>